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2567in" svg:height="6.415in" svg:x="10.3295in" svg:y="0.1921in">
            <draw:object draw:notify-on-update-of-ranges="Sheet1.A2:Sheet1.A2 Sheet1.A3:Sheet1.A33 Sheet1.B2:Sheet1.B2 Sheet1.B3:Sheet1.B33 Sheet1.A2:Sheet1.A2 Sheet1.A3:Sheet1.A33 Sheet1.C2:Sheet1.C2 Sheet1.C3:Sheet1.C33 Sheet1.A2:Sheet1.A2 Sheet1.A3:Sheet1.A33 Sheet1.D2:Sheet1.D2 Sheet1.D3:Sheet1.D33 Sheet1.A2:Sheet1.A2 Sheet1.A3:Sheet1.A33 Sheet1.E2:Sheet1.E2 Sheet1.E3:Sheet1.E33 Sheet1.A2:Sheet1.A2 Sheet1.A3:Sheet1.A33 Sheet1.F2:Sheet1.F2 Sheet1.F3:Sheet1.F33 Sheet1.A2:Sheet1.A2 Sheet1.A3:Sheet1.A33 Sheet1.G2:Sheet1.G2 Sheet1.G3:Sheet1.G33 Sheet1.A2:Sheet1.A2 Sheet1.A3:Sheet1.A33 Sheet1.H2:Sheet1.H2 Sheet1.H3:Sheet1.H33 Sheet1.A2:Sheet1.A2 Sheet1.A3:Sheet1.A33 Sheet1.I2:Sheet1.I2 Sheet1.I3:Sheet1.I33 Sheet1.A2:Sheet1.A2 Sheet1.A3:Sheet1.A33 Sheet1.J2:Sheet1.J2 Sheet1.J3:Sheet1.J33 Sheet1.A2:Sheet1.A2 Sheet1.A3:Sheet1.A33 Sheet1.K2:Sheet1.K2 Sheet1.K3:Sheet1.K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HR</text:p>
          </table:table-cell>
          <table:table-cell table:style-name="ce1" table:number-columns-repeated="4"/>
          <table:table-cell table:style-name="ce1" office:value-type="string" calcext:value-type="string">
            <text:p>FA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float" office:value="0.999" calcext:value-type="float">
            <text:p>0.999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" calcext:value-type="float">
            <text:p>0.7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" office:value-type="float" office:value="0.999" calcext:value-type="float">
            <text:p>0.999</text:p>
          </table:table-cell>
          <table:table-cell table:formula="of:=[.C2]" office:value-type="float" office:value="0.995" calcext:value-type="float">
            <text:p>0.995</text:p>
          </table:table-cell>
          <table:table-cell table:formula="of:=[.D2]" office:value-type="float" office:value="0.99" calcext:value-type="float">
            <text:p>0.99</text:p>
          </table:table-cell>
          <table:table-cell table:formula="of:=[.E2]" office:value-type="float" office:value="0.95" calcext:value-type="float">
            <text:p>0.95</text:p>
          </table:table-cell>
          <table:table-cell table:formula="of:=[.F2]" office:value-type="float" office:value="0.9" calcext:value-type="float">
            <text:p>0.9</text:p>
          </table:table-cell>
          <table:table-cell table:formula="of:=[.G2]" office:value-type="float" office:value="0.88" calcext:value-type="float">
            <text:p>0.88</text:p>
          </table:table-cell>
          <table:table-cell table:formula="of:=[.H2]" office:value-type="float" office:value="0.85" calcext:value-type="float">
            <text:p>0.85</text:p>
          </table:table-cell>
          <table:table-cell table:formula="of:=[.I2]" office:value-type="float" office:value="0.8" calcext:value-type="float">
            <text:p>0.8</text:p>
          </table:table-cell>
          <table:table-cell table:formula="of:=[.J2]" office:value-type="float" office:value="0.75" calcext:value-type="float">
            <text:p>0.75</text:p>
          </table:table-cell>
          <table:table-cell table:formula="of:=[.K2]" office:value-type="float" office:value="0.7" calcext:value-type="float">
            <text:p>0.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*[.B$2]" office:value-type="float" office:value="0.998001" calcext:value-type="float">
            <text:p>0.998001</text:p>
          </table:table-cell>
          <table:table-cell table:formula="of:=[.C3]*[.C$2]" office:value-type="float" office:value="0.990025" calcext:value-type="float">
            <text:p>0.990025</text:p>
          </table:table-cell>
          <table:table-cell table:formula="of:=[.D3]*[.D$2]" office:value-type="float" office:value="0.9801" calcext:value-type="float">
            <text:p>0.9801</text:p>
          </table:table-cell>
          <table:table-cell table:formula="of:=[.E3]*[.E$2]" office:value-type="float" office:value="0.9025" calcext:value-type="float">
            <text:p>0.9025</text:p>
          </table:table-cell>
          <table:table-cell table:formula="of:=[.F3]*[.F$2]" office:value-type="float" office:value="0.81" calcext:value-type="float">
            <text:p>0.81</text:p>
          </table:table-cell>
          <table:table-cell table:formula="of:=[.G3]*[.G$2]" office:value-type="float" office:value="0.7744" calcext:value-type="float">
            <text:p>0.7744</text:p>
          </table:table-cell>
          <table:table-cell table:formula="of:=[.H3]*[.H$2]" office:value-type="float" office:value="0.7225" calcext:value-type="float">
            <text:p>0.7225</text:p>
          </table:table-cell>
          <table:table-cell table:formula="of:=[.I3]*[.I$2]" office:value-type="float" office:value="0.64" calcext:value-type="float">
            <text:p>0.64</text:p>
          </table:table-cell>
          <table:table-cell table:formula="of:=[.J3]*[.J$2]" office:value-type="float" office:value="0.5625" calcext:value-type="float">
            <text:p>0.5625</text:p>
          </table:table-cell>
          <table:table-cell table:formula="of:=[.K3]*[.K$2]" office:value-type="float" office:value="0.49" calcext:value-type="float">
            <text:p>0.49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*[.B$2]" office:value-type="float" office:value="0.997002999" calcext:value-type="float">
            <text:p>0.997002999</text:p>
          </table:table-cell>
          <table:table-cell table:formula="of:=[.C4]*[.C$2]" office:value-type="float" office:value="0.985074875" calcext:value-type="float">
            <text:p>0.985074875</text:p>
          </table:table-cell>
          <table:table-cell table:formula="of:=[.D4]*[.D$2]" office:value-type="float" office:value="0.970299" calcext:value-type="float">
            <text:p>0.970299</text:p>
          </table:table-cell>
          <table:table-cell table:formula="of:=[.E4]*[.E$2]" office:value-type="float" office:value="0.857375" calcext:value-type="float">
            <text:p>0.857375</text:p>
          </table:table-cell>
          <table:table-cell table:formula="of:=[.F4]*[.F$2]" office:value-type="float" office:value="0.729" calcext:value-type="float">
            <text:p>0.729</text:p>
          </table:table-cell>
          <table:table-cell table:formula="of:=[.G4]*[.G$2]" office:value-type="float" office:value="0.681472" calcext:value-type="float">
            <text:p>0.681472</text:p>
          </table:table-cell>
          <table:table-cell table:formula="of:=[.H4]*[.H$2]" office:value-type="float" office:value="0.614125" calcext:value-type="float">
            <text:p>0.614125</text:p>
          </table:table-cell>
          <table:table-cell table:formula="of:=[.I4]*[.I$2]" office:value-type="float" office:value="0.512" calcext:value-type="float">
            <text:p>0.512</text:p>
          </table:table-cell>
          <table:table-cell table:formula="of:=[.J4]*[.J$2]" office:value-type="float" office:value="0.421875" calcext:value-type="float">
            <text:p>0.421875</text:p>
          </table:table-cell>
          <table:table-cell table:formula="of:=[.K4]*[.K$2]" office:value-type="float" office:value="0.343" calcext:value-type="float">
            <text:p>0.34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*[.B$2]" office:value-type="float" office:value="0.996005996001" calcext:value-type="float">
            <text:p>0.996005996</text:p>
          </table:table-cell>
          <table:table-cell table:formula="of:=[.C5]*[.C$2]" office:value-type="float" office:value="0.980149500625" calcext:value-type="float">
            <text:p>0.9801495006</text:p>
          </table:table-cell>
          <table:table-cell table:formula="of:=[.D5]*[.D$2]" office:value-type="float" office:value="0.96059601" calcext:value-type="float">
            <text:p>0.96059601</text:p>
          </table:table-cell>
          <table:table-cell table:formula="of:=[.E5]*[.E$2]" office:value-type="float" office:value="0.81450625" calcext:value-type="float">
            <text:p>0.81450625</text:p>
          </table:table-cell>
          <table:table-cell table:formula="of:=[.F5]*[.F$2]" office:value-type="float" office:value="0.6561" calcext:value-type="float">
            <text:p>0.6561</text:p>
          </table:table-cell>
          <table:table-cell table:formula="of:=[.G5]*[.G$2]" office:value-type="float" office:value="0.59969536" calcext:value-type="float">
            <text:p>0.59969536</text:p>
          </table:table-cell>
          <table:table-cell table:formula="of:=[.H5]*[.H$2]" office:value-type="float" office:value="0.52200625" calcext:value-type="float">
            <text:p>0.52200625</text:p>
          </table:table-cell>
          <table:table-cell table:formula="of:=[.I5]*[.I$2]" office:value-type="float" office:value="0.4096" calcext:value-type="float">
            <text:p>0.4096</text:p>
          </table:table-cell>
          <table:table-cell table:formula="of:=[.J5]*[.J$2]" office:value-type="float" office:value="0.31640625" calcext:value-type="float">
            <text:p>0.31640625</text:p>
          </table:table-cell>
          <table:table-cell table:formula="of:=[.K5]*[.K$2]" office:value-type="float" office:value="0.2401" calcext:value-type="float">
            <text:p>0.240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*[.B$2]" office:value-type="float" office:value="0.995009990004999" calcext:value-type="float">
            <text:p>0.99500999</text:p>
          </table:table-cell>
          <table:table-cell table:formula="of:=[.C6]*[.C$2]" office:value-type="float" office:value="0.975248753121875" calcext:value-type="float">
            <text:p>0.9752487531</text:p>
          </table:table-cell>
          <table:table-cell table:formula="of:=[.D6]*[.D$2]" office:value-type="float" office:value="0.9509900499" calcext:value-type="float">
            <text:p>0.9509900499</text:p>
          </table:table-cell>
          <table:table-cell table:formula="of:=[.E6]*[.E$2]" office:value-type="float" office:value="0.7737809375" calcext:value-type="float">
            <text:p>0.7737809375</text:p>
          </table:table-cell>
          <table:table-cell table:formula="of:=[.F6]*[.F$2]" office:value-type="float" office:value="0.59049" calcext:value-type="float">
            <text:p>0.59049</text:p>
          </table:table-cell>
          <table:table-cell table:formula="of:=[.G6]*[.G$2]" office:value-type="float" office:value="0.5277319168" calcext:value-type="float">
            <text:p>0.5277319168</text:p>
          </table:table-cell>
          <table:table-cell table:formula="of:=[.H6]*[.H$2]" office:value-type="float" office:value="0.4437053125" calcext:value-type="float">
            <text:p>0.4437053125</text:p>
          </table:table-cell>
          <table:table-cell table:formula="of:=[.I6]*[.I$2]" office:value-type="float" office:value="0.32768" calcext:value-type="float">
            <text:p>0.32768</text:p>
          </table:table-cell>
          <table:table-cell table:formula="of:=[.J6]*[.J$2]" office:value-type="float" office:value="0.2373046875" calcext:value-type="float">
            <text:p>0.2373046875</text:p>
          </table:table-cell>
          <table:table-cell table:formula="of:=[.K6]*[.K$2]" office:value-type="float" office:value="0.16807" calcext:value-type="float">
            <text:p>0.1680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*[.B$2]" office:value-type="float" office:value="0.994014980014994" calcext:value-type="float">
            <text:p>0.99401498</text:p>
          </table:table-cell>
          <table:table-cell table:formula="of:=[.C7]*[.C$2]" office:value-type="float" office:value="0.970372509356266" calcext:value-type="float">
            <text:p>0.9703725094</text:p>
          </table:table-cell>
          <table:table-cell table:formula="of:=[.D7]*[.D$2]" office:value-type="float" office:value="0.941480149401" calcext:value-type="float">
            <text:p>0.9414801494</text:p>
          </table:table-cell>
          <table:table-cell table:formula="of:=[.E7]*[.E$2]" office:value-type="float" office:value="0.735091890625" calcext:value-type="float">
            <text:p>0.7350918906</text:p>
          </table:table-cell>
          <table:table-cell table:formula="of:=[.F7]*[.F$2]" office:value-type="float" office:value="0.531441" calcext:value-type="float">
            <text:p>0.531441</text:p>
          </table:table-cell>
          <table:table-cell table:formula="of:=[.G7]*[.G$2]" office:value-type="float" office:value="0.464404086784" calcext:value-type="float">
            <text:p>0.4644040868</text:p>
          </table:table-cell>
          <table:table-cell table:formula="of:=[.H7]*[.H$2]" office:value-type="float" office:value="0.377149515625" calcext:value-type="float">
            <text:p>0.3771495156</text:p>
          </table:table-cell>
          <table:table-cell table:formula="of:=[.I7]*[.I$2]" office:value-type="float" office:value="0.262144" calcext:value-type="float">
            <text:p>0.262144</text:p>
          </table:table-cell>
          <table:table-cell table:formula="of:=[.J7]*[.J$2]" office:value-type="float" office:value="0.177978515625" calcext:value-type="float">
            <text:p>0.1779785156</text:p>
          </table:table-cell>
          <table:table-cell table:formula="of:=[.K7]*[.K$2]" office:value-type="float" office:value="0.117649" calcext:value-type="float">
            <text:p>0.117649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*[.B$2]" office:value-type="float" office:value="0.993020965034979" calcext:value-type="float">
            <text:p>0.993020965</text:p>
          </table:table-cell>
          <table:table-cell table:formula="of:=[.C8]*[.C$2]" office:value-type="float" office:value="0.965520646809484" calcext:value-type="float">
            <text:p>0.9655206468</text:p>
          </table:table-cell>
          <table:table-cell table:formula="of:=[.D8]*[.D$2]" office:value-type="float" office:value="0.93206534790699" calcext:value-type="float">
            <text:p>0.9320653479</text:p>
          </table:table-cell>
          <table:table-cell table:formula="of:=[.E8]*[.E$2]" office:value-type="float" office:value="0.69833729609375" calcext:value-type="float">
            <text:p>0.6983372961</text:p>
          </table:table-cell>
          <table:table-cell table:formula="of:=[.F8]*[.F$2]" office:value-type="float" office:value="0.4782969" calcext:value-type="float">
            <text:p>0.4782969</text:p>
          </table:table-cell>
          <table:table-cell table:formula="of:=[.G8]*[.G$2]" office:value-type="float" office:value="0.40867559636992" calcext:value-type="float">
            <text:p>0.4086755964</text:p>
          </table:table-cell>
          <table:table-cell table:formula="of:=[.H8]*[.H$2]" office:value-type="float" office:value="0.32057708828125" calcext:value-type="float">
            <text:p>0.3205770883</text:p>
          </table:table-cell>
          <table:table-cell table:formula="of:=[.I8]*[.I$2]" office:value-type="float" office:value="0.2097152" calcext:value-type="float">
            <text:p>0.2097152</text:p>
          </table:table-cell>
          <table:table-cell table:formula="of:=[.J8]*[.J$2]" office:value-type="float" office:value="0.13348388671875" calcext:value-type="float">
            <text:p>0.1334838867</text:p>
          </table:table-cell>
          <table:table-cell table:formula="of:=[.K8]*[.K$2]" office:value-type="float" office:value="0.0823543000000001" calcext:value-type="float">
            <text:p>0.082354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*[.B$2]" office:value-type="float" office:value="0.992027944069944" calcext:value-type="float">
            <text:p>0.9920279441</text:p>
          </table:table-cell>
          <table:table-cell table:formula="of:=[.C9]*[.C$2]" office:value-type="float" office:value="0.960693043575437" calcext:value-type="float">
            <text:p>0.9606930436</text:p>
          </table:table-cell>
          <table:table-cell table:formula="of:=[.D9]*[.D$2]" office:value-type="float" office:value="0.92274469442792" calcext:value-type="float">
            <text:p>0.9227446944</text:p>
          </table:table-cell>
          <table:table-cell table:formula="of:=[.E9]*[.E$2]" office:value-type="float" office:value="0.663420431289063" calcext:value-type="float">
            <text:p>0.6634204313</text:p>
          </table:table-cell>
          <table:table-cell table:formula="of:=[.F9]*[.F$2]" office:value-type="float" office:value="0.43046721" calcext:value-type="float">
            <text:p>0.43046721</text:p>
          </table:table-cell>
          <table:table-cell table:formula="of:=[.G9]*[.G$2]" office:value-type="float" office:value="0.35963452480553" calcext:value-type="float">
            <text:p>0.3596345248</text:p>
          </table:table-cell>
          <table:table-cell table:formula="of:=[.H9]*[.H$2]" office:value-type="float" office:value="0.272490525039062" calcext:value-type="float">
            <text:p>0.272490525</text:p>
          </table:table-cell>
          <table:table-cell table:formula="of:=[.I9]*[.I$2]" office:value-type="float" office:value="0.16777216" calcext:value-type="float">
            <text:p>0.16777216</text:p>
          </table:table-cell>
          <table:table-cell table:formula="of:=[.J9]*[.J$2]" office:value-type="float" office:value="0.100112915039063" calcext:value-type="float">
            <text:p>0.100112915</text:p>
          </table:table-cell>
          <table:table-cell table:formula="of:=[.K9]*[.K$2]" office:value-type="float" office:value="0.0576480100000001" calcext:value-type="float">
            <text:p>0.0576480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*[.B$2]" office:value-type="float" office:value="0.991035916125874" calcext:value-type="float">
            <text:p>0.9910359161</text:p>
          </table:table-cell>
          <table:table-cell table:formula="of:=[.C10]*[.C$2]" office:value-type="float" office:value="0.95588957835756" calcext:value-type="float">
            <text:p>0.9558895784</text:p>
          </table:table-cell>
          <table:table-cell table:formula="of:=[.D10]*[.D$2]" office:value-type="float" office:value="0.913517247483641" calcext:value-type="float">
            <text:p>0.9135172475</text:p>
          </table:table-cell>
          <table:table-cell table:formula="of:=[.E10]*[.E$2]" office:value-type="float" office:value="0.63024940972461" calcext:value-type="float">
            <text:p>0.6302494097</text:p>
          </table:table-cell>
          <table:table-cell table:formula="of:=[.F10]*[.F$2]" office:value-type="float" office:value="0.387420489" calcext:value-type="float">
            <text:p>0.387420489</text:p>
          </table:table-cell>
          <table:table-cell table:formula="of:=[.G10]*[.G$2]" office:value-type="float" office:value="0.316478381828866" calcext:value-type="float">
            <text:p>0.3164783818</text:p>
          </table:table-cell>
          <table:table-cell table:formula="of:=[.H10]*[.H$2]" office:value-type="float" office:value="0.231616946283203" calcext:value-type="float">
            <text:p>0.2316169463</text:p>
          </table:table-cell>
          <table:table-cell table:formula="of:=[.I10]*[.I$2]" office:value-type="float" office:value="0.134217728" calcext:value-type="float">
            <text:p>0.134217728</text:p>
          </table:table-cell>
          <table:table-cell table:formula="of:=[.J10]*[.J$2]" office:value-type="float" office:value="0.0750846862792969" calcext:value-type="float">
            <text:p>0.0750846863</text:p>
          </table:table-cell>
          <table:table-cell table:formula="of:=[.K10]*[.K$2]" office:value-type="float" office:value="0.040353607" calcext:value-type="float">
            <text:p>0.040353607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*[.B$2]" office:value-type="float" office:value="0.990044880209748" calcext:value-type="float">
            <text:p>0.9900448802</text:p>
          </table:table-cell>
          <table:table-cell table:formula="of:=[.C11]*[.C$2]" office:value-type="float" office:value="0.951110130465772" calcext:value-type="float">
            <text:p>0.9511101305</text:p>
          </table:table-cell>
          <table:table-cell table:formula="of:=[.D11]*[.D$2]" office:value-type="float" office:value="0.904382075008804" calcext:value-type="float">
            <text:p>0.904382075</text:p>
          </table:table-cell>
          <table:table-cell table:formula="of:=[.E11]*[.E$2]" office:value-type="float" office:value="0.598736939238379" calcext:value-type="float">
            <text:p>0.5987369392</text:p>
          </table:table-cell>
          <table:table-cell table:formula="of:=[.F11]*[.F$2]" office:value-type="float" office:value="0.3486784401" calcext:value-type="float">
            <text:p>0.3486784401</text:p>
          </table:table-cell>
          <table:table-cell table:formula="of:=[.G11]*[.G$2]" office:value-type="float" office:value="0.278500976009402" calcext:value-type="float">
            <text:p>0.278500976</text:p>
          </table:table-cell>
          <table:table-cell table:formula="of:=[.H11]*[.H$2]" office:value-type="float" office:value="0.196874404340723" calcext:value-type="float">
            <text:p>0.1968744043</text:p>
          </table:table-cell>
          <table:table-cell table:formula="of:=[.I11]*[.I$2]" office:value-type="float" office:value="0.1073741824" calcext:value-type="float">
            <text:p>0.1073741824</text:p>
          </table:table-cell>
          <table:table-cell table:formula="of:=[.J11]*[.J$2]" office:value-type="float" office:value="0.0563135147094727" calcext:value-type="float">
            <text:p>0.0563135147</text:p>
          </table:table-cell>
          <table:table-cell table:formula="of:=[.K11]*[.K$2]" office:value-type="float" office:value="0.0282475249" calcext:value-type="float">
            <text:p>0.0282475249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*[.B$2]" office:value-type="float" office:value="0.989054835329539" calcext:value-type="float">
            <text:p>0.9890548353</text:p>
          </table:table-cell>
          <table:table-cell table:formula="of:=[.C12]*[.C$2]" office:value-type="float" office:value="0.946354579813443" calcext:value-type="float">
            <text:p>0.9463545798</text:p>
          </table:table-cell>
          <table:table-cell table:formula="of:=[.D12]*[.D$2]" office:value-type="float" office:value="0.895338254258716" calcext:value-type="float">
            <text:p>0.8953382543</text:p>
          </table:table-cell>
          <table:table-cell table:formula="of:=[.E12]*[.E$2]" office:value-type="float" office:value="0.56880009227646" calcext:value-type="float">
            <text:p>0.5688000923</text:p>
          </table:table-cell>
          <table:table-cell table:formula="of:=[.F12]*[.F$2]" office:value-type="float" office:value="0.31381059609" calcext:value-type="float">
            <text:p>0.3138105961</text:p>
          </table:table-cell>
          <table:table-cell table:formula="of:=[.G12]*[.G$2]" office:value-type="float" office:value="0.245080858888274" calcext:value-type="float">
            <text:p>0.2450808589</text:p>
          </table:table-cell>
          <table:table-cell table:formula="of:=[.H12]*[.H$2]" office:value-type="float" office:value="0.167343243689614" calcext:value-type="float">
            <text:p>0.1673432437</text:p>
          </table:table-cell>
          <table:table-cell table:formula="of:=[.I12]*[.I$2]" office:value-type="float" office:value="0.08589934592" calcext:value-type="float">
            <text:p>0.0858993459</text:p>
          </table:table-cell>
          <table:table-cell table:formula="of:=[.J12]*[.J$2]" office:value-type="float" office:value="0.0422351360321045" calcext:value-type="float">
            <text:p>0.042235136</text:p>
          </table:table-cell>
          <table:table-cell table:formula="of:=[.K12]*[.K$2]" office:value-type="float" office:value="0.01977326743" calcext:value-type="float">
            <text:p>0.0197732674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*[.B$2]" office:value-type="float" office:value="0.988065780494209" calcext:value-type="float">
            <text:p>0.9880657805</text:p>
          </table:table-cell>
          <table:table-cell table:formula="of:=[.C13]*[.C$2]" office:value-type="float" office:value="0.941622806914376" calcext:value-type="float">
            <text:p>0.9416228069</text:p>
          </table:table-cell>
          <table:table-cell table:formula="of:=[.D13]*[.D$2]" office:value-type="float" office:value="0.886384871716129" calcext:value-type="float">
            <text:p>0.8863848717</text:p>
          </table:table-cell>
          <table:table-cell table:formula="of:=[.E13]*[.E$2]" office:value-type="float" office:value="0.540360087662637" calcext:value-type="float">
            <text:p>0.5403600877</text:p>
          </table:table-cell>
          <table:table-cell table:formula="of:=[.F13]*[.F$2]" office:value-type="float" office:value="0.282429536481" calcext:value-type="float">
            <text:p>0.2824295365</text:p>
          </table:table-cell>
          <table:table-cell table:formula="of:=[.G13]*[.G$2]" office:value-type="float" office:value="0.215671155821681" calcext:value-type="float">
            <text:p>0.2156711558</text:p>
          </table:table-cell>
          <table:table-cell table:formula="of:=[.H13]*[.H$2]" office:value-type="float" office:value="0.142241757136172" calcext:value-type="float">
            <text:p>0.1422417571</text:p>
          </table:table-cell>
          <table:table-cell table:formula="of:=[.I13]*[.I$2]" office:value-type="float" office:value="0.068719476736" calcext:value-type="float">
            <text:p>0.0687194767</text:p>
          </table:table-cell>
          <table:table-cell table:formula="of:=[.J13]*[.J$2]" office:value-type="float" office:value="0.0316763520240784" calcext:value-type="float">
            <text:p>0.031676352</text:p>
          </table:table-cell>
          <table:table-cell table:formula="of:=[.K13]*[.K$2]" office:value-type="float" office:value="0.013841287201" calcext:value-type="float">
            <text:p>0.0138412872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*[.B$2]" office:value-type="float" office:value="0.987077714713715" calcext:value-type="float">
            <text:p>0.9870777147</text:p>
          </table:table-cell>
          <table:table-cell table:formula="of:=[.C14]*[.C$2]" office:value-type="float" office:value="0.936914692879804" calcext:value-type="float">
            <text:p>0.9369146929</text:p>
          </table:table-cell>
          <table:table-cell table:formula="of:=[.D14]*[.D$2]" office:value-type="float" office:value="0.877521022998968" calcext:value-type="float">
            <text:p>0.877521023</text:p>
          </table:table-cell>
          <table:table-cell table:formula="of:=[.E14]*[.E$2]" office:value-type="float" office:value="0.513342083279506" calcext:value-type="float">
            <text:p>0.5133420833</text:p>
          </table:table-cell>
          <table:table-cell table:formula="of:=[.F14]*[.F$2]" office:value-type="float" office:value="0.2541865828329" calcext:value-type="float">
            <text:p>0.2541865828</text:p>
          </table:table-cell>
          <table:table-cell table:formula="of:=[.G14]*[.G$2]" office:value-type="float" office:value="0.189790617123079" calcext:value-type="float">
            <text:p>0.1897906171</text:p>
          </table:table-cell>
          <table:table-cell table:formula="of:=[.H14]*[.H$2]" office:value-type="float" office:value="0.120905493565746" calcext:value-type="float">
            <text:p>0.1209054936</text:p>
          </table:table-cell>
          <table:table-cell table:formula="of:=[.I14]*[.I$2]" office:value-type="float" office:value="0.0549755813888" calcext:value-type="float">
            <text:p>0.0549755814</text:p>
          </table:table-cell>
          <table:table-cell table:formula="of:=[.J14]*[.J$2]" office:value-type="float" office:value="0.0237572640180588" calcext:value-type="float">
            <text:p>0.023757264</text:p>
          </table:table-cell>
          <table:table-cell table:formula="of:=[.K14]*[.K$2]" office:value-type="float" office:value="0.00968890104070001" calcext:value-type="float">
            <text:p>0.009688901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*[.B$2]" office:value-type="float" office:value="0.986090636999001" calcext:value-type="float">
            <text:p>0.986090637</text:p>
          </table:table-cell>
          <table:table-cell table:formula="of:=[.C15]*[.C$2]" office:value-type="float" office:value="0.932230119415405" calcext:value-type="float">
            <text:p>0.9322301194</text:p>
          </table:table-cell>
          <table:table-cell table:formula="of:=[.D15]*[.D$2]" office:value-type="float" office:value="0.868745812768978" calcext:value-type="float">
            <text:p>0.8687458128</text:p>
          </table:table-cell>
          <table:table-cell table:formula="of:=[.E15]*[.E$2]" office:value-type="float" office:value="0.48767497911553" calcext:value-type="float">
            <text:p>0.4876749791</text:p>
          </table:table-cell>
          <table:table-cell table:formula="of:=[.F15]*[.F$2]" office:value-type="float" office:value="0.22876792454961" calcext:value-type="float">
            <text:p>0.2287679245</text:p>
          </table:table-cell>
          <table:table-cell table:formula="of:=[.G15]*[.G$2]" office:value-type="float" office:value="0.16701574306831" calcext:value-type="float">
            <text:p>0.1670157431</text:p>
          </table:table-cell>
          <table:table-cell table:formula="of:=[.H15]*[.H$2]" office:value-type="float" office:value="0.102769669530884" calcext:value-type="float">
            <text:p>0.1027696695</text:p>
          </table:table-cell>
          <table:table-cell table:formula="of:=[.I15]*[.I$2]" office:value-type="float" office:value="0.04398046511104" calcext:value-type="float">
            <text:p>0.0439804651</text:p>
          </table:table-cell>
          <table:table-cell table:formula="of:=[.J15]*[.J$2]" office:value-type="float" office:value="0.0178179480135441" calcext:value-type="float">
            <text:p>0.017817948</text:p>
          </table:table-cell>
          <table:table-cell table:formula="of:=[.K15]*[.K$2]" office:value-type="float" office:value="0.00678223072849001" calcext:value-type="float">
            <text:p>0.006782230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*[.B$2]" office:value-type="float" office:value="0.985104546362002" calcext:value-type="float">
            <text:p>0.9851045464</text:p>
          </table:table-cell>
          <table:table-cell table:formula="of:=[.C16]*[.C$2]" office:value-type="float" office:value="0.927568968818328" calcext:value-type="float">
            <text:p>0.9275689688</text:p>
          </table:table-cell>
          <table:table-cell table:formula="of:=[.D16]*[.D$2]" office:value-type="float" office:value="0.860058354641288" calcext:value-type="float">
            <text:p>0.8600583546</text:p>
          </table:table-cell>
          <table:table-cell table:formula="of:=[.E16]*[.E$2]" office:value-type="float" office:value="0.463291230159754" calcext:value-type="float">
            <text:p>0.4632912302</text:p>
          </table:table-cell>
          <table:table-cell table:formula="of:=[.F16]*[.F$2]" office:value-type="float" office:value="0.205891132094649" calcext:value-type="float">
            <text:p>0.2058911321</text:p>
          </table:table-cell>
          <table:table-cell table:formula="of:=[.G16]*[.G$2]" office:value-type="float" office:value="0.146973853900113" calcext:value-type="float">
            <text:p>0.1469738539</text:p>
          </table:table-cell>
          <table:table-cell table:formula="of:=[.H16]*[.H$2]" office:value-type="float" office:value="0.0873542191012516" calcext:value-type="float">
            <text:p>0.0873542191</text:p>
          </table:table-cell>
          <table:table-cell table:formula="of:=[.I16]*[.I$2]" office:value-type="float" office:value="0.035184372088832" calcext:value-type="float">
            <text:p>0.0351843721</text:p>
          </table:table-cell>
          <table:table-cell table:formula="of:=[.J16]*[.J$2]" office:value-type="float" office:value="0.0133634610101581" calcext:value-type="float">
            <text:p>0.013363461</text:p>
          </table:table-cell>
          <table:table-cell table:formula="of:=[.K16]*[.K$2]" office:value-type="float" office:value="0.00474756150994301" calcext:value-type="float">
            <text:p>0.004747561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*[.B$2]" office:value-type="float" office:value="0.98411944181564" calcext:value-type="float">
            <text:p>0.9841194418</text:p>
          </table:table-cell>
          <table:table-cell table:formula="of:=[.C17]*[.C$2]" office:value-type="float" office:value="0.922931123974236" calcext:value-type="float">
            <text:p>0.922931124</text:p>
          </table:table-cell>
          <table:table-cell table:formula="of:=[.D17]*[.D$2]" office:value-type="float" office:value="0.851457771094875" calcext:value-type="float">
            <text:p>0.8514577711</text:p>
          </table:table-cell>
          <table:table-cell table:formula="of:=[.E17]*[.E$2]" office:value-type="float" office:value="0.440126668651766" calcext:value-type="float">
            <text:p>0.4401266687</text:p>
          </table:table-cell>
          <table:table-cell table:formula="of:=[.F17]*[.F$2]" office:value-type="float" office:value="0.185302018885184" calcext:value-type="float">
            <text:p>0.1853020189</text:p>
          </table:table-cell>
          <table:table-cell table:formula="of:=[.G17]*[.G$2]" office:value-type="float" office:value="0.129336991432099" calcext:value-type="float">
            <text:p>0.1293369914</text:p>
          </table:table-cell>
          <table:table-cell table:formula="of:=[.H17]*[.H$2]" office:value-type="float" office:value="0.0742510862360639" calcext:value-type="float">
            <text:p>0.0742510862</text:p>
          </table:table-cell>
          <table:table-cell table:formula="of:=[.I17]*[.I$2]" office:value-type="float" office:value="0.0281474976710656" calcext:value-type="float">
            <text:p>0.0281474977</text:p>
          </table:table-cell>
          <table:table-cell table:formula="of:=[.J17]*[.J$2]" office:value-type="float" office:value="0.0100225957576185" calcext:value-type="float">
            <text:p>0.0100225958</text:p>
          </table:table-cell>
          <table:table-cell table:formula="of:=[.K17]*[.K$2]" office:value-type="float" office:value="0.0033232930569601" calcext:value-type="float">
            <text:p>0.0033232931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*[.B$2]" office:value-type="float" office:value="0.983135322373824" calcext:value-type="float">
            <text:p>0.9831353224</text:p>
          </table:table-cell>
          <table:table-cell table:formula="of:=[.C18]*[.C$2]" office:value-type="float" office:value="0.918316468354365" calcext:value-type="float">
            <text:p>0.9183164684</text:p>
          </table:table-cell>
          <table:table-cell table:formula="of:=[.D18]*[.D$2]" office:value-type="float" office:value="0.842943193383927" calcext:value-type="float">
            <text:p>0.8429431934</text:p>
          </table:table-cell>
          <table:table-cell table:formula="of:=[.E18]*[.E$2]" office:value-type="float" office:value="0.418120335219178" calcext:value-type="float">
            <text:p>0.4181203352</text:p>
          </table:table-cell>
          <table:table-cell table:formula="of:=[.F18]*[.F$2]" office:value-type="float" office:value="0.166771816996666" calcext:value-type="float">
            <text:p>0.166771817</text:p>
          </table:table-cell>
          <table:table-cell table:formula="of:=[.G18]*[.G$2]" office:value-type="float" office:value="0.113816552460247" calcext:value-type="float">
            <text:p>0.1138165525</text:p>
          </table:table-cell>
          <table:table-cell table:formula="of:=[.H18]*[.H$2]" office:value-type="float" office:value="0.0631134233006543" calcext:value-type="float">
            <text:p>0.0631134233</text:p>
          </table:table-cell>
          <table:table-cell table:formula="of:=[.I18]*[.I$2]" office:value-type="float" office:value="0.0225179981368525" calcext:value-type="float">
            <text:p>0.0225179981</text:p>
          </table:table-cell>
          <table:table-cell table:formula="of:=[.J18]*[.J$2]" office:value-type="float" office:value="0.00751694681821391" calcext:value-type="float">
            <text:p>0.0075169468</text:p>
          </table:table-cell>
          <table:table-cell table:formula="of:=[.K18]*[.K$2]" office:value-type="float" office:value="0.00232630513987207" calcext:value-type="float">
            <text:p>0.0023263051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*[.B$2]" office:value-type="float" office:value="0.982152187051451" calcext:value-type="float">
            <text:p>0.9821521871</text:p>
          </table:table-cell>
          <table:table-cell table:formula="of:=[.C19]*[.C$2]" office:value-type="float" office:value="0.913724886012593" calcext:value-type="float">
            <text:p>0.913724886</text:p>
          </table:table-cell>
          <table:table-cell table:formula="of:=[.D19]*[.D$2]" office:value-type="float" office:value="0.834513761450087" calcext:value-type="float">
            <text:p>0.8345137615</text:p>
          </table:table-cell>
          <table:table-cell table:formula="of:=[.E19]*[.E$2]" office:value-type="float" office:value="0.397214318458219" calcext:value-type="float">
            <text:p>0.3972143185</text:p>
          </table:table-cell>
          <table:table-cell table:formula="of:=[.F19]*[.F$2]" office:value-type="float" office:value="0.150094635296999" calcext:value-type="float">
            <text:p>0.1500946353</text:p>
          </table:table-cell>
          <table:table-cell table:formula="of:=[.G19]*[.G$2]" office:value-type="float" office:value="0.100158566165018" calcext:value-type="float">
            <text:p>0.1001585662</text:p>
          </table:table-cell>
          <table:table-cell table:formula="of:=[.H19]*[.H$2]" office:value-type="float" office:value="0.0536464098055562" calcext:value-type="float">
            <text:p>0.0536464098</text:p>
          </table:table-cell>
          <table:table-cell table:formula="of:=[.I19]*[.I$2]" office:value-type="float" office:value="0.018014398509482" calcext:value-type="float">
            <text:p>0.0180143985</text:p>
          </table:table-cell>
          <table:table-cell table:formula="of:=[.J19]*[.J$2]" office:value-type="float" office:value="0.00563771011366043" calcext:value-type="float">
            <text:p>0.0056377101</text:p>
          </table:table-cell>
          <table:table-cell table:formula="of:=[.K19]*[.K$2]" office:value-type="float" office:value="0.00162841359791045" calcext:value-type="float">
            <text:p>0.0016284136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*[.B$2]" office:value-type="float" office:value="0.981170034864399" calcext:value-type="float">
            <text:p>0.9811700349</text:p>
          </table:table-cell>
          <table:table-cell table:formula="of:=[.C20]*[.C$2]" office:value-type="float" office:value="0.90915626158253" calcext:value-type="float">
            <text:p>0.9091562616</text:p>
          </table:table-cell>
          <table:table-cell table:formula="of:=[.D20]*[.D$2]" office:value-type="float" office:value="0.826168623835586" calcext:value-type="float">
            <text:p>0.8261686238</text:p>
          </table:table-cell>
          <table:table-cell table:formula="of:=[.E20]*[.E$2]" office:value-type="float" office:value="0.377353602535308" calcext:value-type="float">
            <text:p>0.3773536025</text:p>
          </table:table-cell>
          <table:table-cell table:formula="of:=[.F20]*[.F$2]" office:value-type="float" office:value="0.135085171767299" calcext:value-type="float">
            <text:p>0.1350851718</text:p>
          </table:table-cell>
          <table:table-cell table:formula="of:=[.G20]*[.G$2]" office:value-type="float" office:value="0.0881395382252154" calcext:value-type="float">
            <text:p>0.0881395382</text:p>
          </table:table-cell>
          <table:table-cell table:formula="of:=[.H20]*[.H$2]" office:value-type="float" office:value="0.0455994483347227" calcext:value-type="float">
            <text:p>0.0455994483</text:p>
          </table:table-cell>
          <table:table-cell table:formula="of:=[.I20]*[.I$2]" office:value-type="float" office:value="0.0144115188075856" calcext:value-type="float">
            <text:p>0.0144115188</text:p>
          </table:table-cell>
          <table:table-cell table:formula="of:=[.J20]*[.J$2]" office:value-type="float" office:value="0.00422828258524532" calcext:value-type="float">
            <text:p>0.0042282826</text:p>
          </table:table-cell>
          <table:table-cell table:formula="of:=[.K20]*[.K$2]" office:value-type="float" office:value="0.00113988951853732" calcext:value-type="float">
            <text:p>0.0011398895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.B21]*[.B$2]" office:value-type="float" office:value="0.980188864829535" calcext:value-type="float">
            <text:p>0.9801888648</text:p>
          </table:table-cell>
          <table:table-cell table:style-name="ce2" table:formula="of:=[.C21]*[.C$2]" office:value-type="float" office:value="0.904610480274618" calcext:value-type="float">
            <text:p>0.9046104803</text:p>
          </table:table-cell>
          <table:table-cell table:style-name="ce2" table:formula="of:=[.D21]*[.D$2]" office:value-type="float" office:value="0.817906937597231" calcext:value-type="float">
            <text:p>0.8179069376</text:p>
          </table:table-cell>
          <table:table-cell table:style-name="ce2" table:formula="of:=[.E21]*[.E$2]" office:value-type="float" office:value="0.358485922408543" calcext:value-type="float">
            <text:p>0.3584859224</text:p>
          </table:table-cell>
          <table:table-cell table:style-name="ce2" table:formula="of:=[.F21]*[.F$2]" office:value-type="float" office:value="0.121576654590569" calcext:value-type="float">
            <text:p>0.1215766546</text:p>
          </table:table-cell>
          <table:table-cell table:style-name="ce2" table:formula="of:=[.G21]*[.G$2]" office:value-type="float" office:value="0.0775627936381896" calcext:value-type="float">
            <text:p>0.0775627936</text:p>
          </table:table-cell>
          <table:table-cell table:style-name="ce2" table:formula="of:=[.H21]*[.H$2]" office:value-type="float" office:value="0.0387595310845143" calcext:value-type="float">
            <text:p>0.0387595311</text:p>
          </table:table-cell>
          <table:table-cell table:style-name="ce2" table:formula="of:=[.I21]*[.I$2]" office:value-type="float" office:value="0.0115292150460685" calcext:value-type="float">
            <text:p>0.011529215</text:p>
          </table:table-cell>
          <table:table-cell table:style-name="ce2" table:formula="of:=[.J21]*[.J$2]" office:value-type="float" office:value="0.00317121193893399" calcext:value-type="float">
            <text:p>0.0031712119</text:p>
          </table:table-cell>
          <table:table-cell table:style-name="ce2" table:formula="of:=[.K21]*[.K$2]" office:value-type="float" office:value="0.000797922662976121" calcext:value-type="float">
            <text:p>0.0007979227</text:p>
          </table:table-cell>
          <table:table-cell table:style-name="ce2"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*[.B$2]" office:value-type="float" office:value="0.979208675964705" calcext:value-type="float">
            <text:p>0.979208676</text:p>
          </table:table-cell>
          <table:table-cell table:formula="of:=[.C22]*[.C$2]" office:value-type="float" office:value="0.900087427873245" calcext:value-type="float">
            <text:p>0.9000874279</text:p>
          </table:table-cell>
          <table:table-cell table:formula="of:=[.D22]*[.D$2]" office:value-type="float" office:value="0.809727868221258" calcext:value-type="float">
            <text:p>0.8097278682</text:p>
          </table:table-cell>
          <table:table-cell table:formula="of:=[.E22]*[.E$2]" office:value-type="float" office:value="0.340561626288116" calcext:value-type="float">
            <text:p>0.3405616263</text:p>
          </table:table-cell>
          <table:table-cell table:formula="of:=[.F22]*[.F$2]" office:value-type="float" office:value="0.109418989131512" calcext:value-type="float">
            <text:p>0.1094189891</text:p>
          </table:table-cell>
          <table:table-cell table:formula="of:=[.G22]*[.G$2]" office:value-type="float" office:value="0.0682552584016068" calcext:value-type="float">
            <text:p>0.0682552584</text:p>
          </table:table-cell>
          <table:table-cell table:formula="of:=[.H22]*[.H$2]" office:value-type="float" office:value="0.0329456014218372" calcext:value-type="float">
            <text:p>0.0329456014</text:p>
          </table:table-cell>
          <table:table-cell table:formula="of:=[.I22]*[.I$2]" office:value-type="float" office:value="0.00922337203685479" calcext:value-type="float">
            <text:p>0.009223372</text:p>
          </table:table-cell>
          <table:table-cell table:formula="of:=[.J22]*[.J$2]" office:value-type="float" office:value="0.00237840895420049" calcext:value-type="float">
            <text:p>0.002378409</text:p>
          </table:table-cell>
          <table:table-cell table:formula="of:=[.K22]*[.K$2]" office:value-type="float" office:value="0.000558545864083285" calcext:value-type="float">
            <text:p>0.0005585459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*[.B$2]" office:value-type="float" office:value="0.978229467288741" calcext:value-type="float">
            <text:p>0.9782294673</text:p>
          </table:table-cell>
          <table:table-cell table:formula="of:=[.C23]*[.C$2]" office:value-type="float" office:value="0.895586990733878" calcext:value-type="float">
            <text:p>0.8955869907</text:p>
          </table:table-cell>
          <table:table-cell table:formula="of:=[.D23]*[.D$2]" office:value-type="float" office:value="0.801630589539046" calcext:value-type="float">
            <text:p>0.8016305895</text:p>
          </table:table-cell>
          <table:table-cell table:formula="of:=[.E23]*[.E$2]" office:value-type="float" office:value="0.32353354497371" calcext:value-type="float">
            <text:p>0.323533545</text:p>
          </table:table-cell>
          <table:table-cell table:formula="of:=[.F23]*[.F$2]" office:value-type="float" office:value="0.0984770902183612" calcext:value-type="float">
            <text:p>0.0984770902</text:p>
          </table:table-cell>
          <table:table-cell table:formula="of:=[.G23]*[.G$2]" office:value-type="float" office:value="0.060064627393414" calcext:value-type="float">
            <text:p>0.0600646274</text:p>
          </table:table-cell>
          <table:table-cell table:formula="of:=[.H23]*[.H$2]" office:value-type="float" office:value="0.0280037612085616" calcext:value-type="float">
            <text:p>0.0280037612</text:p>
          </table:table-cell>
          <table:table-cell table:formula="of:=[.I23]*[.I$2]" office:value-type="float" office:value="0.00737869762948383" calcext:value-type="float">
            <text:p>0.0073786976</text:p>
          </table:table-cell>
          <table:table-cell table:formula="of:=[.J23]*[.J$2]" office:value-type="float" office:value="0.00178380671565037" calcext:value-type="float">
            <text:p>0.0017838067</text:p>
          </table:table-cell>
          <table:table-cell table:formula="of:=[.K23]*[.K$2]" office:value-type="float" office:value="0.0003909821048583" calcext:value-type="float">
            <text:p>0.0003909821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*[.B$2]" office:value-type="float" office:value="0.977251237821452" calcext:value-type="float">
            <text:p>0.9772512378</text:p>
          </table:table-cell>
          <table:table-cell table:formula="of:=[.C24]*[.C$2]" office:value-type="float" office:value="0.891109055780209" calcext:value-type="float">
            <text:p>0.8911090558</text:p>
          </table:table-cell>
          <table:table-cell table:formula="of:=[.D24]*[.D$2]" office:value-type="float" office:value="0.793614283643655" calcext:value-type="float">
            <text:p>0.7936142836</text:p>
          </table:table-cell>
          <table:table-cell table:formula="of:=[.E24]*[.E$2]" office:value-type="float" office:value="0.307356867725024" calcext:value-type="float">
            <text:p>0.3073568677</text:p>
          </table:table-cell>
          <table:table-cell table:formula="of:=[.F24]*[.F$2]" office:value-type="float" office:value="0.0886293811965251" calcext:value-type="float">
            <text:p>0.0886293812</text:p>
          </table:table-cell>
          <table:table-cell table:formula="of:=[.G24]*[.G$2]" office:value-type="float" office:value="0.0528568721062043" calcext:value-type="float">
            <text:p>0.0528568721</text:p>
          </table:table-cell>
          <table:table-cell table:formula="of:=[.H24]*[.H$2]" office:value-type="float" office:value="0.0238031970272774" calcext:value-type="float">
            <text:p>0.023803197</text:p>
          </table:table-cell>
          <table:table-cell table:formula="of:=[.I24]*[.I$2]" office:value-type="float" office:value="0.00590295810358706" calcext:value-type="float">
            <text:p>0.0059029581</text:p>
          </table:table-cell>
          <table:table-cell table:formula="of:=[.J24]*[.J$2]" office:value-type="float" office:value="0.00133785503673778" calcext:value-type="float">
            <text:p>0.001337855</text:p>
          </table:table-cell>
          <table:table-cell table:formula="of:=[.K24]*[.K$2]" office:value-type="float" office:value="0.00027368747340081" calcext:value-type="float">
            <text:p>0.0002736875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*[.B$2]" office:value-type="float" office:value="0.97627398658363" calcext:value-type="float">
            <text:p>0.9762739866</text:p>
          </table:table-cell>
          <table:table-cell table:formula="of:=[.C25]*[.C$2]" office:value-type="float" office:value="0.886653510501308" calcext:value-type="float">
            <text:p>0.8866535105</text:p>
          </table:table-cell>
          <table:table-cell table:formula="of:=[.D25]*[.D$2]" office:value-type="float" office:value="0.785678140807219" calcext:value-type="float">
            <text:p>0.7856781408</text:p>
          </table:table-cell>
          <table:table-cell table:formula="of:=[.E25]*[.E$2]" office:value-type="float" office:value="0.291989024338773" calcext:value-type="float">
            <text:p>0.2919890243</text:p>
          </table:table-cell>
          <table:table-cell table:formula="of:=[.F25]*[.F$2]" office:value-type="float" office:value="0.0797664430768726" calcext:value-type="float">
            <text:p>0.0797664431</text:p>
          </table:table-cell>
          <table:table-cell table:formula="of:=[.G25]*[.G$2]" office:value-type="float" office:value="0.0465140474534598" calcext:value-type="float">
            <text:p>0.0465140475</text:p>
          </table:table-cell>
          <table:table-cell table:formula="of:=[.H25]*[.H$2]" office:value-type="float" office:value="0.0202327174731858" calcext:value-type="float">
            <text:p>0.0202327175</text:p>
          </table:table-cell>
          <table:table-cell table:formula="of:=[.I25]*[.I$2]" office:value-type="float" office:value="0.00472236648286965" calcext:value-type="float">
            <text:p>0.0047223665</text:p>
          </table:table-cell>
          <table:table-cell table:formula="of:=[.J25]*[.J$2]" office:value-type="float" office:value="0.00100339127755333" calcext:value-type="float">
            <text:p>0.0010033913</text:p>
          </table:table-cell>
          <table:table-cell table:formula="of:=[.K25]*[.K$2]" office:value-type="float" office:value="0.000191581231380567" calcext:value-type="float">
            <text:p>0.0001915812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*[.B$2]" office:value-type="float" office:value="0.975297712597047" calcext:value-type="float">
            <text:p>0.9752977126</text:p>
          </table:table-cell>
          <table:table-cell table:formula="of:=[.C26]*[.C$2]" office:value-type="float" office:value="0.882220242948801" calcext:value-type="float">
            <text:p>0.8822202429</text:p>
          </table:table-cell>
          <table:table-cell table:formula="of:=[.D26]*[.D$2]" office:value-type="float" office:value="0.777821359399147" calcext:value-type="float">
            <text:p>0.7778213594</text:p>
          </table:table-cell>
          <table:table-cell table:formula="of:=[.E26]*[.E$2]" office:value-type="float" office:value="0.277389573121835" calcext:value-type="float">
            <text:p>0.2773895731</text:p>
          </table:table-cell>
          <table:table-cell table:formula="of:=[.F26]*[.F$2]" office:value-type="float" office:value="0.0717897987691853" calcext:value-type="float">
            <text:p>0.0717897988</text:p>
          </table:table-cell>
          <table:table-cell table:formula="of:=[.G26]*[.G$2]" office:value-type="float" office:value="0.0409323617590446" calcext:value-type="float">
            <text:p>0.0409323618</text:p>
          </table:table-cell>
          <table:table-cell table:formula="of:=[.H26]*[.H$2]" office:value-type="float" office:value="0.0171978098522079" calcext:value-type="float">
            <text:p>0.0171978099</text:p>
          </table:table-cell>
          <table:table-cell table:formula="of:=[.I26]*[.I$2]" office:value-type="float" office:value="0.00377789318629572" calcext:value-type="float">
            <text:p>0.0037778932</text:p>
          </table:table-cell>
          <table:table-cell table:formula="of:=[.J26]*[.J$2]" office:value-type="float" office:value="0.000752543458165" calcext:value-type="float">
            <text:p>0.0007525435</text:p>
          </table:table-cell>
          <table:table-cell table:formula="of:=[.K26]*[.K$2]" office:value-type="float" office:value="0.000134106861966397" calcext:value-type="float">
            <text:p>0.000134106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*[.B$2]" office:value-type="float" office:value="0.97432241488445" calcext:value-type="float">
            <text:p>0.9743224149</text:p>
          </table:table-cell>
          <table:table-cell table:formula="of:=[.C27]*[.C$2]" office:value-type="float" office:value="0.877809141734057" calcext:value-type="float">
            <text:p>0.8778091417</text:p>
          </table:table-cell>
          <table:table-cell table:formula="of:=[.D27]*[.D$2]" office:value-type="float" office:value="0.770043145805155" calcext:value-type="float">
            <text:p>0.7700431458</text:p>
          </table:table-cell>
          <table:table-cell table:formula="of:=[.E27]*[.E$2]" office:value-type="float" office:value="0.263520094465743" calcext:value-type="float">
            <text:p>0.2635200945</text:p>
          </table:table-cell>
          <table:table-cell table:formula="of:=[.F27]*[.F$2]" office:value-type="float" office:value="0.0646108188922668" calcext:value-type="float">
            <text:p>0.0646108189</text:p>
          </table:table-cell>
          <table:table-cell table:formula="of:=[.G27]*[.G$2]" office:value-type="float" office:value="0.0360204783479593" calcext:value-type="float">
            <text:p>0.0360204783</text:p>
          </table:table-cell>
          <table:table-cell table:formula="of:=[.H27]*[.H$2]" office:value-type="float" office:value="0.0146181383743767" calcext:value-type="float">
            <text:p>0.0146181384</text:p>
          </table:table-cell>
          <table:table-cell table:formula="of:=[.I27]*[.I$2]" office:value-type="float" office:value="0.00302231454903658" calcext:value-type="float">
            <text:p>0.0030223145</text:p>
          </table:table-cell>
          <table:table-cell table:formula="of:=[.J27]*[.J$2]" office:value-type="float" office:value="0.00056440759362375" calcext:value-type="float">
            <text:p>0.0005644076</text:p>
          </table:table-cell>
          <table:table-cell table:formula="of:=[.K27]*[.K$2]" office:value-type="float" office:value="0.0000938748033764778" calcext:value-type="float">
            <text:p>9.38748033764778E-00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*[.B$2]" office:value-type="float" office:value="0.973348092469565" calcext:value-type="float">
            <text:p>0.9733480925</text:p>
          </table:table-cell>
          <table:table-cell table:formula="of:=[.C28]*[.C$2]" office:value-type="float" office:value="0.873420096025387" calcext:value-type="float">
            <text:p>0.873420096</text:p>
          </table:table-cell>
          <table:table-cell table:formula="of:=[.D28]*[.D$2]" office:value-type="float" office:value="0.762342714347104" calcext:value-type="float">
            <text:p>0.7623427143</text:p>
          </table:table-cell>
          <table:table-cell table:formula="of:=[.E28]*[.E$2]" office:value-type="float" office:value="0.250344089742456" calcext:value-type="float">
            <text:p>0.2503440897</text:p>
          </table:table-cell>
          <table:table-cell table:formula="of:=[.F28]*[.F$2]" office:value-type="float" office:value="0.0581497370030401" calcext:value-type="float">
            <text:p>0.058149737</text:p>
          </table:table-cell>
          <table:table-cell table:formula="of:=[.G28]*[.G$2]" office:value-type="float" office:value="0.0316980209462042" calcext:value-type="float">
            <text:p>0.0316980209</text:p>
          </table:table-cell>
          <table:table-cell table:formula="of:=[.H28]*[.H$2]" office:value-type="float" office:value="0.0124254176182202" calcext:value-type="float">
            <text:p>0.0124254176</text:p>
          </table:table-cell>
          <table:table-cell table:formula="of:=[.I28]*[.I$2]" office:value-type="float" office:value="0.00241785163922926" calcext:value-type="float">
            <text:p>0.0024178516</text:p>
          </table:table-cell>
          <table:table-cell table:formula="of:=[.J28]*[.J$2]" office:value-type="float" office:value="0.000423305695217813" calcext:value-type="float">
            <text:p>0.0004233057</text:p>
          </table:table-cell>
          <table:table-cell table:formula="of:=[.K28]*[.K$2]" office:value-type="float" office:value="0.0000657123623635345" calcext:value-type="float">
            <text:p>6.57123623635345E-005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*[.B$2]" office:value-type="float" office:value="0.972374744377096" calcext:value-type="float">
            <text:p>0.9723747444</text:p>
          </table:table-cell>
          <table:table-cell table:formula="of:=[.C29]*[.C$2]" office:value-type="float" office:value="0.86905299554526" calcext:value-type="float">
            <text:p>0.8690529955</text:p>
          </table:table-cell>
          <table:table-cell table:formula="of:=[.D29]*[.D$2]" office:value-type="float" office:value="0.754719287203632" calcext:value-type="float">
            <text:p>0.7547192872</text:p>
          </table:table-cell>
          <table:table-cell table:formula="of:=[.E29]*[.E$2]" office:value-type="float" office:value="0.237826885255333" calcext:value-type="float">
            <text:p>0.2378268853</text:p>
          </table:table-cell>
          <table:table-cell table:formula="of:=[.F29]*[.F$2]" office:value-type="float" office:value="0.0523347633027361" calcext:value-type="float">
            <text:p>0.0523347633</text:p>
          </table:table-cell>
          <table:table-cell table:formula="of:=[.G29]*[.G$2]" office:value-type="float" office:value="0.0278942584326597" calcext:value-type="float">
            <text:p>0.0278942584</text:p>
          </table:table-cell>
          <table:table-cell table:formula="of:=[.H29]*[.H$2]" office:value-type="float" office:value="0.0105616049754872" calcext:value-type="float">
            <text:p>0.010561605</text:p>
          </table:table-cell>
          <table:table-cell table:formula="of:=[.I29]*[.I$2]" office:value-type="float" office:value="0.00193428131138341" calcext:value-type="float">
            <text:p>0.0019342813</text:p>
          </table:table-cell>
          <table:table-cell table:formula="of:=[.J29]*[.J$2]" office:value-type="float" office:value="0.000317479271413359" calcext:value-type="float">
            <text:p>0.0003174793</text:p>
          </table:table-cell>
          <table:table-cell table:formula="of:=[.K29]*[.K$2]" office:value-type="float" office:value="0.0000459986536544741" calcext:value-type="float">
            <text:p>4.59986536544741E-005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*[.B$2]" office:value-type="float" office:value="0.971402369632719" calcext:value-type="float">
            <text:p>0.9714023696</text:p>
          </table:table-cell>
          <table:table-cell table:formula="of:=[.C30]*[.C$2]" office:value-type="float" office:value="0.864707730567534" calcext:value-type="float">
            <text:p>0.8647077306</text:p>
          </table:table-cell>
          <table:table-cell table:formula="of:=[.D30]*[.D$2]" office:value-type="float" office:value="0.747172094331596" calcext:value-type="float">
            <text:p>0.7471720943</text:p>
          </table:table-cell>
          <table:table-cell table:formula="of:=[.E30]*[.E$2]" office:value-type="float" office:value="0.225935540992566" calcext:value-type="float">
            <text:p>0.225935541</text:p>
          </table:table-cell>
          <table:table-cell table:formula="of:=[.F30]*[.F$2]" office:value-type="float" office:value="0.0471012869724625" calcext:value-type="float">
            <text:p>0.047101287</text:p>
          </table:table-cell>
          <table:table-cell table:formula="of:=[.G30]*[.G$2]" office:value-type="float" office:value="0.0245469474207405" calcext:value-type="float">
            <text:p>0.0245469474</text:p>
          </table:table-cell>
          <table:table-cell table:formula="of:=[.H30]*[.H$2]" office:value-type="float" office:value="0.00897736422916409" calcext:value-type="float">
            <text:p>0.0089773642</text:p>
          </table:table-cell>
          <table:table-cell table:formula="of:=[.I30]*[.I$2]" office:value-type="float" office:value="0.00154742504910673" calcext:value-type="float">
            <text:p>0.001547425</text:p>
          </table:table-cell>
          <table:table-cell table:formula="of:=[.J30]*[.J$2]" office:value-type="float" office:value="0.00023810945356002" calcext:value-type="float">
            <text:p>0.0002381095</text:p>
          </table:table-cell>
          <table:table-cell table:formula="of:=[.K30]*[.K$2]" office:value-type="float" office:value="0.0000321990575581319" calcext:value-type="float">
            <text:p>3.21990575581319E-005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*[.B$2]" office:value-type="float" office:value="0.970430967263086" calcext:value-type="float">
            <text:p>0.9704309673</text:p>
          </table:table-cell>
          <table:table-cell table:formula="of:=[.C31]*[.C$2]" office:value-type="float" office:value="0.860384191914696" calcext:value-type="float">
            <text:p>0.8603841919</text:p>
          </table:table-cell>
          <table:table-cell table:formula="of:=[.D31]*[.D$2]" office:value-type="float" office:value="0.73970037338828" calcext:value-type="float">
            <text:p>0.7397003734</text:p>
          </table:table-cell>
          <table:table-cell table:formula="of:=[.E31]*[.E$2]" office:value-type="float" office:value="0.214638763942938" calcext:value-type="float">
            <text:p>0.2146387639</text:p>
          </table:table-cell>
          <table:table-cell table:formula="of:=[.F31]*[.F$2]" office:value-type="float" office:value="0.0423911582752162" calcext:value-type="float">
            <text:p>0.0423911583</text:p>
          </table:table-cell>
          <table:table-cell table:formula="of:=[.G31]*[.G$2]" office:value-type="float" office:value="0.0216013137302517" calcext:value-type="float">
            <text:p>0.0216013137</text:p>
          </table:table-cell>
          <table:table-cell table:formula="of:=[.H31]*[.H$2]" office:value-type="float" office:value="0.00763075959478948" calcext:value-type="float">
            <text:p>0.0076307596</text:p>
          </table:table-cell>
          <table:table-cell table:formula="of:=[.I31]*[.I$2]" office:value-type="float" office:value="0.00123794003928538" calcext:value-type="float">
            <text:p>0.00123794</text:p>
          </table:table-cell>
          <table:table-cell table:formula="of:=[.J31]*[.J$2]" office:value-type="float" office:value="0.000178582090170015" calcext:value-type="float">
            <text:p>0.0001785821</text:p>
          </table:table-cell>
          <table:table-cell table:formula="of:=[.K31]*[.K$2]" office:value-type="float" office:value="0.0000225393402906923" calcext:value-type="float">
            <text:p>2.25393402906923E-005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*[.B$2]" office:value-type="float" office:value="0.969460536295823" calcext:value-type="float">
            <text:p>0.9694605363</text:p>
          </table:table-cell>
          <table:table-cell table:formula="of:=[.C32]*[.C$2]" office:value-type="float" office:value="0.856082270955123" calcext:value-type="float">
            <text:p>0.856082271</text:p>
          </table:table-cell>
          <table:table-cell table:formula="of:=[.D32]*[.D$2]" office:value-type="float" office:value="0.732303369654397" calcext:value-type="float">
            <text:p>0.7323033697</text:p>
          </table:table-cell>
          <table:table-cell table:formula="of:=[.E32]*[.E$2]" office:value-type="float" office:value="0.203906825745791" calcext:value-type="float">
            <text:p>0.2039068257</text:p>
          </table:table-cell>
          <table:table-cell table:formula="of:=[.F32]*[.F$2]" office:value-type="float" office:value="0.0381520424476946" calcext:value-type="float">
            <text:p>0.0381520424</text:p>
          </table:table-cell>
          <table:table-cell table:formula="of:=[.G32]*[.G$2]" office:value-type="float" office:value="0.0190091560826215" calcext:value-type="float">
            <text:p>0.0190091561</text:p>
          </table:table-cell>
          <table:table-cell table:formula="of:=[.H32]*[.H$2]" office:value-type="float" office:value="0.00648614565557106" calcext:value-type="float">
            <text:p>0.0064861457</text:p>
          </table:table-cell>
          <table:table-cell table:formula="of:=[.I32]*[.I$2]" office:value-type="float" office:value="0.000990352031428306" calcext:value-type="float">
            <text:p>0.000990352</text:p>
          </table:table-cell>
          <table:table-cell table:formula="of:=[.J32]*[.J$2]" office:value-type="float" office:value="0.000133936567627511" calcext:value-type="float">
            <text:p>0.0001339366</text:p>
          </table:table-cell>
          <table:table-cell table:formula="of:=[.K32]*[.K$2]" office:value-type="float" office:value="0.0000157775382034846" calcext:value-type="float">
            <text:p>1.57775382034846E-005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4:44:56.612356123</meta:creation-date>
    <dc:date>2015-06-16T15:07:28.288370136</dc:date>
    <meta:editing-duration>PT59S</meta:editing-duration>
    <meta:editing-cycles>1</meta:editing-cycles>
    <meta:document-statistic meta:table-count="1" meta:cell-count="35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513cm" svg:height="16.295cm" xlink:href=".." xlink:type="simple" chart:class="chart:scatter" chart:style-name="ch1">
        <chart:legend chart:legend-position="end" svg:x="21.419cm" svg:y="5.512cm" style:legend-expansion="high" chart:style-name="ch2"/>
        <chart:plot-area chart:style-name="ch3" table:cell-range-address="Sheet1.A2:Sheet1.K33" chart:data-source-has-labels="row" svg:x="0.47cm" svg:y="0.325cm" svg:width="20.479cm" svg:height="15.645cm">
          <chartooo:coordinate-region svg:x="1.137cm" svg:y="0.535cm" svg:width="19.644cm" svg:height="14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33" chart:label-cell-address="Sheet1.B2:Sheet1.B2" chart:class="chart:scatter">
            <chart:domain table:cell-range-address="Sheet1.A3:Sheet1.A33"/>
            <chart:data-point chart:repeated="31"/>
          </chart:series>
          <chart:series chart:style-name="ch7" chart:values-cell-range-address="Sheet1.C3:Sheet1.C33" chart:label-cell-address="Sheet1.C2:Sheet1.C2" chart:class="chart:scatter">
            <chart:data-point chart:repeated="31"/>
          </chart:series>
          <chart:series chart:style-name="ch8" chart:values-cell-range-address="Sheet1.D3:Sheet1.D33" chart:label-cell-address="Sheet1.D2:Sheet1.D2" chart:class="chart:scatter">
            <chart:data-point chart:repeated="31"/>
          </chart:series>
          <chart:series chart:style-name="ch9" chart:values-cell-range-address="Sheet1.E3:Sheet1.E33" chart:label-cell-address="Sheet1.E2:Sheet1.E2" chart:class="chart:scatter">
            <chart:data-point chart:repeated="31"/>
          </chart:series>
          <chart:series chart:style-name="ch10" chart:values-cell-range-address="Sheet1.F3:Sheet1.F33" chart:label-cell-address="Sheet1.F2:Sheet1.F2" chart:class="chart:scatter">
            <chart:data-point chart:repeated="31"/>
          </chart:series>
          <chart:series chart:style-name="ch11" chart:values-cell-range-address="Sheet1.G3:Sheet1.G33" chart:label-cell-address="Sheet1.G2:Sheet1.G2" chart:class="chart:scatter">
            <chart:data-point chart:repeated="31"/>
          </chart:series>
          <chart:series chart:style-name="ch12" chart:values-cell-range-address="Sheet1.H3:Sheet1.H33" chart:label-cell-address="Sheet1.H2:Sheet1.H2" chart:class="chart:scatter">
            <chart:data-point chart:repeated="31"/>
          </chart:series>
          <chart:series chart:style-name="ch13" chart:values-cell-range-address="Sheet1.I3:Sheet1.I33" chart:label-cell-address="Sheet1.I2:Sheet1.I2" chart:class="chart:scatter">
            <chart:data-point chart:repeated="31"/>
          </chart:series>
          <chart:series chart:style-name="ch14" chart:values-cell-range-address="Sheet1.J3:Sheet1.J33" chart:label-cell-address="Sheet1.J2:Sheet1.J2" chart:class="chart:scatter">
            <chart:data-point chart:repeated="31"/>
          </chart:series>
          <chart:series chart:style-name="ch15" chart:values-cell-range-address="Sheet1.K3:Sheet1.K33" chart:label-cell-address="Sheet1.K2:Sheet1.K2" chart:class="chart:scatter">
            <chart:data-point chart:repeated="3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999</text:p>
                <draw:g>
                  <svg:desc>Sheet1.B2:Sheet1.B2</svg:desc>
                </draw:g>
              </table:table-cell>
              <table:table-cell office:value-type="string">
                <text:p>0.995</text:p>
                <draw:g>
                  <svg:desc>Sheet1.C2:Sheet1.C2</svg:desc>
                </draw:g>
              </table:table-cell>
              <table:table-cell office:value-type="string">
                <text:p>0.99</text:p>
                <draw:g>
                  <svg:desc>Sheet1.D2:Sheet1.D2</svg:desc>
                </draw:g>
              </table:table-cell>
              <table:table-cell office:value-type="string">
                <text:p>0.95</text:p>
                <draw:g>
                  <svg:desc>Sheet1.E2:Sheet1.E2</svg:desc>
                </draw:g>
              </table:table-cell>
              <table:table-cell office:value-type="string">
                <text:p>0.9</text:p>
                <draw:g>
                  <svg:desc>Sheet1.F2:Sheet1.F2</svg:desc>
                </draw:g>
              </table:table-cell>
              <table:table-cell office:value-type="string">
                <text:p>0.88</text:p>
                <draw:g>
                  <svg:desc>Sheet1.G2:Sheet1.G2</svg:desc>
                </draw:g>
              </table:table-cell>
              <table:table-cell office:value-type="string">
                <text:p>0.85</text:p>
                <draw:g>
                  <svg:desc>Sheet1.H2:Sheet1.H2</svg:desc>
                </draw:g>
              </table:table-cell>
              <table:table-cell office:value-type="string">
                <text:p>0.8</text:p>
                <draw:g>
                  <svg:desc>Sheet1.I2:Sheet1.I2</svg:desc>
                </draw:g>
              </table:table-cell>
              <table:table-cell office:value-type="string">
                <text:p>0.75</text:p>
                <draw:g>
                  <svg:desc>Sheet1.J2:Sheet1.J2</svg:desc>
                </draw:g>
              </table:table-cell>
              <table:table-cell office:value-type="string">
                <text:p>0.7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33</svg:desc>
                </draw:g>
              </table:table-cell>
              <table:table-cell office:value-type="float" office:value="0.999">
                <text:p>0.999</text:p>
                <draw:g>
                  <svg:desc>Sheet1.B3:Sheet1.B33</svg:desc>
                </draw:g>
              </table:table-cell>
              <table:table-cell office:value-type="float" office:value="0.995">
                <text:p>0.995</text:p>
                <draw:g>
                  <svg:desc>Sheet1.C3:Sheet1.C33</svg:desc>
                </draw:g>
              </table:table-cell>
              <table:table-cell office:value-type="float" office:value="0.99">
                <text:p>0.99</text:p>
                <draw:g>
                  <svg:desc>Sheet1.D3:Sheet1.D33</svg:desc>
                </draw:g>
              </table:table-cell>
              <table:table-cell office:value-type="float" office:value="0.95">
                <text:p>0.95</text:p>
                <draw:g>
                  <svg:desc>Sheet1.E3:Sheet1.E33</svg:desc>
                </draw:g>
              </table:table-cell>
              <table:table-cell office:value-type="float" office:value="0.9">
                <text:p>0.9</text:p>
                <draw:g>
                  <svg:desc>Sheet1.F3:Sheet1.F33</svg:desc>
                </draw:g>
              </table:table-cell>
              <table:table-cell office:value-type="float" office:value="0.88">
                <text:p>0.88</text:p>
                <draw:g>
                  <svg:desc>Sheet1.G3:Sheet1.G33</svg:desc>
                </draw:g>
              </table:table-cell>
              <table:table-cell office:value-type="float" office:value="0.85">
                <text:p>0.85</text:p>
                <draw:g>
                  <svg:desc>Sheet1.H3:Sheet1.H33</svg:desc>
                </draw:g>
              </table:table-cell>
              <table:table-cell office:value-type="float" office:value="0.8">
                <text:p>0.8</text:p>
                <draw:g>
                  <svg:desc>Sheet1.I3:Sheet1.I33</svg:desc>
                </draw:g>
              </table:table-cell>
              <table:table-cell office:value-type="float" office:value="0.75">
                <text:p>0.75</text:p>
                <draw:g>
                  <svg:desc>Sheet1.J3:Sheet1.J33</svg:desc>
                </draw:g>
              </table:table-cell>
              <table:table-cell office:value-type="float" office:value="0.7">
                <text:p>0.7</text:p>
                <draw:g>
                  <svg:desc>Sheet1.K3:Sheet1.K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8001">
                <text:p>0.998001</text:p>
              </table:table-cell>
              <table:table-cell office:value-type="float" office:value="0.990025">
                <text:p>0.990025</text:p>
              </table:table-cell>
              <table:table-cell office:value-type="float" office:value="0.9801">
                <text:p>0.9801</text:p>
              </table:table-cell>
              <table:table-cell office:value-type="float" office:value="0.9025">
                <text:p>0.9025</text:p>
              </table:table-cell>
              <table:table-cell office:value-type="float" office:value="0.81">
                <text:p>0.81</text:p>
              </table:table-cell>
              <table:table-cell office:value-type="float" office:value="0.7744">
                <text:p>0.7744</text:p>
              </table:table-cell>
              <table:table-cell office:value-type="float" office:value="0.7225">
                <text:p>0.7225</text:p>
              </table:table-cell>
              <table:table-cell office:value-type="float" office:value="0.64">
                <text:p>0.64</text:p>
              </table:table-cell>
              <table:table-cell office:value-type="float" office:value="0.5625">
                <text:p>0.562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7002999">
                <text:p>0.997002999</text:p>
              </table:table-cell>
              <table:table-cell office:value-type="float" office:value="0.985074875">
                <text:p>0.985074875</text:p>
              </table:table-cell>
              <table:table-cell office:value-type="float" office:value="0.970299">
                <text:p>0.970299</text:p>
              </table:table-cell>
              <table:table-cell office:value-type="float" office:value="0.857375">
                <text:p>0.857375</text:p>
              </table:table-cell>
              <table:table-cell office:value-type="float" office:value="0.729">
                <text:p>0.729</text:p>
              </table:table-cell>
              <table:table-cell office:value-type="float" office:value="0.681472">
                <text:p>0.681472</text:p>
              </table:table-cell>
              <table:table-cell office:value-type="float" office:value="0.614125">
                <text:p>0.614125</text:p>
              </table:table-cell>
              <table:table-cell office:value-type="float" office:value="0.512">
                <text:p>0.512</text:p>
              </table:table-cell>
              <table:table-cell office:value-type="float" office:value="0.421875">
                <text:p>0.421875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96005996001">
                <text:p>0.996005996001</text:p>
              </table:table-cell>
              <table:table-cell office:value-type="float" office:value="0.980149500625">
                <text:p>0.980149500625</text:p>
              </table:table-cell>
              <table:table-cell office:value-type="float" office:value="0.96059601">
                <text:p>0.96059601</text:p>
              </table:table-cell>
              <table:table-cell office:value-type="float" office:value="0.81450625">
                <text:p>0.81450625</text:p>
              </table:table-cell>
              <table:table-cell office:value-type="float" office:value="0.6561">
                <text:p>0.6561</text:p>
              </table:table-cell>
              <table:table-cell office:value-type="float" office:value="0.59969536">
                <text:p>0.59969536</text:p>
              </table:table-cell>
              <table:table-cell office:value-type="float" office:value="0.52200625">
                <text:p>0.52200625</text:p>
              </table:table-cell>
              <table:table-cell office:value-type="float" office:value="0.4096">
                <text:p>0.4096</text:p>
              </table:table-cell>
              <table:table-cell office:value-type="float" office:value="0.31640625">
                <text:p>0.31640625</text:p>
              </table:table-cell>
              <table:table-cell office:value-type="float" office:value="0.2401">
                <text:p>0.2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5009990004999">
                <text:p>0.995009990004999</text:p>
              </table:table-cell>
              <table:table-cell office:value-type="float" office:value="0.975248753121875">
                <text:p>0.975248753121875</text:p>
              </table:table-cell>
              <table:table-cell office:value-type="float" office:value="0.9509900499">
                <text:p>0.9509900499</text:p>
              </table:table-cell>
              <table:table-cell office:value-type="float" office:value="0.7737809375">
                <text:p>0.7737809375</text:p>
              </table:table-cell>
              <table:table-cell office:value-type="float" office:value="0.59049">
                <text:p>0.59049</text:p>
              </table:table-cell>
              <table:table-cell office:value-type="float" office:value="0.5277319168">
                <text:p>0.5277319168</text:p>
              </table:table-cell>
              <table:table-cell office:value-type="float" office:value="0.4437053125">
                <text:p>0.4437053125</text:p>
              </table:table-cell>
              <table:table-cell office:value-type="float" office:value="0.32768">
                <text:p>0.32768</text:p>
              </table:table-cell>
              <table:table-cell office:value-type="float" office:value="0.2373046875">
                <text:p>0.2373046875</text:p>
              </table:table-cell>
              <table:table-cell office:value-type="float" office:value="0.16807">
                <text:p>0.16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4014980014994">
                <text:p>0.994014980014994</text:p>
              </table:table-cell>
              <table:table-cell office:value-type="float" office:value="0.970372509356266">
                <text:p>0.970372509356266</text:p>
              </table:table-cell>
              <table:table-cell office:value-type="float" office:value="0.941480149401">
                <text:p>0.941480149401</text:p>
              </table:table-cell>
              <table:table-cell office:value-type="float" office:value="0.735091890625">
                <text:p>0.735091890625</text:p>
              </table:table-cell>
              <table:table-cell office:value-type="float" office:value="0.531441">
                <text:p>0.531441</text:p>
              </table:table-cell>
              <table:table-cell office:value-type="float" office:value="0.464404086784">
                <text:p>0.464404086784</text:p>
              </table:table-cell>
              <table:table-cell office:value-type="float" office:value="0.377149515625">
                <text:p>0.377149515625</text:p>
              </table:table-cell>
              <table:table-cell office:value-type="float" office:value="0.262144">
                <text:p>0.262144</text:p>
              </table:table-cell>
              <table:table-cell office:value-type="float" office:value="0.177978515625">
                <text:p>0.177978515625</text:p>
              </table:table-cell>
              <table:table-cell office:value-type="float" office:value="0.117649">
                <text:p>0.117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93020965034979">
                <text:p>0.993020965034979</text:p>
              </table:table-cell>
              <table:table-cell office:value-type="float" office:value="0.965520646809484">
                <text:p>0.965520646809484</text:p>
              </table:table-cell>
              <table:table-cell office:value-type="float" office:value="0.93206534790699">
                <text:p>0.93206534790699</text:p>
              </table:table-cell>
              <table:table-cell office:value-type="float" office:value="0.69833729609375">
                <text:p>0.69833729609375</text:p>
              </table:table-cell>
              <table:table-cell office:value-type="float" office:value="0.4782969">
                <text:p>0.4782969</text:p>
              </table:table-cell>
              <table:table-cell office:value-type="float" office:value="0.40867559636992">
                <text:p>0.40867559636992</text:p>
              </table:table-cell>
              <table:table-cell office:value-type="float" office:value="0.32057708828125">
                <text:p>0.32057708828125</text:p>
              </table:table-cell>
              <table:table-cell office:value-type="float" office:value="0.2097152">
                <text:p>0.2097152</text:p>
              </table:table-cell>
              <table:table-cell office:value-type="float" office:value="0.13348388671875">
                <text:p>0.13348388671875</text:p>
              </table:table-cell>
              <table:table-cell office:value-type="float" office:value="0.0823543000000001">
                <text:p>0.0823543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2027944069944">
                <text:p>0.992027944069944</text:p>
              </table:table-cell>
              <table:table-cell office:value-type="float" office:value="0.960693043575437">
                <text:p>0.960693043575437</text:p>
              </table:table-cell>
              <table:table-cell office:value-type="float" office:value="0.92274469442792">
                <text:p>0.92274469442792</text:p>
              </table:table-cell>
              <table:table-cell office:value-type="float" office:value="0.663420431289063">
                <text:p>0.663420431289063</text:p>
              </table:table-cell>
              <table:table-cell office:value-type="float" office:value="0.43046721">
                <text:p>0.43046721</text:p>
              </table:table-cell>
              <table:table-cell office:value-type="float" office:value="0.35963452480553">
                <text:p>0.35963452480553</text:p>
              </table:table-cell>
              <table:table-cell office:value-type="float" office:value="0.272490525039062">
                <text:p>0.272490525039062</text:p>
              </table:table-cell>
              <table:table-cell office:value-type="float" office:value="0.16777216">
                <text:p>0.16777216</text:p>
              </table:table-cell>
              <table:table-cell office:value-type="float" office:value="0.100112915039063">
                <text:p>0.100112915039063</text:p>
              </table:table-cell>
              <table:table-cell office:value-type="float" office:value="0.0576480100000001">
                <text:p>0.05764801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1035916125874">
                <text:p>0.991035916125874</text:p>
              </table:table-cell>
              <table:table-cell office:value-type="float" office:value="0.95588957835756">
                <text:p>0.95588957835756</text:p>
              </table:table-cell>
              <table:table-cell office:value-type="float" office:value="0.913517247483641">
                <text:p>0.913517247483641</text:p>
              </table:table-cell>
              <table:table-cell office:value-type="float" office:value="0.63024940972461">
                <text:p>0.63024940972461</text:p>
              </table:table-cell>
              <table:table-cell office:value-type="float" office:value="0.387420489">
                <text:p>0.387420489</text:p>
              </table:table-cell>
              <table:table-cell office:value-type="float" office:value="0.316478381828866">
                <text:p>0.316478381828866</text:p>
              </table:table-cell>
              <table:table-cell office:value-type="float" office:value="0.231616946283203">
                <text:p>0.231616946283203</text:p>
              </table:table-cell>
              <table:table-cell office:value-type="float" office:value="0.134217728">
                <text:p>0.134217728</text:p>
              </table:table-cell>
              <table:table-cell office:value-type="float" office:value="0.0750846862792969">
                <text:p>0.0750846862792969</text:p>
              </table:table-cell>
              <table:table-cell office:value-type="float" office:value="0.040353607">
                <text:p>0.040353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90044880209748">
                <text:p>0.990044880209748</text:p>
              </table:table-cell>
              <table:table-cell office:value-type="float" office:value="0.951110130465772">
                <text:p>0.951110130465772</text:p>
              </table:table-cell>
              <table:table-cell office:value-type="float" office:value="0.904382075008804">
                <text:p>0.904382075008804</text:p>
              </table:table-cell>
              <table:table-cell office:value-type="float" office:value="0.598736939238379">
                <text:p>0.598736939238379</text:p>
              </table:table-cell>
              <table:table-cell office:value-type="float" office:value="0.3486784401">
                <text:p>0.3486784401</text:p>
              </table:table-cell>
              <table:table-cell office:value-type="float" office:value="0.278500976009402">
                <text:p>0.278500976009402</text:p>
              </table:table-cell>
              <table:table-cell office:value-type="float" office:value="0.196874404340723">
                <text:p>0.196874404340723</text:p>
              </table:table-cell>
              <table:table-cell office:value-type="float" office:value="0.1073741824">
                <text:p>0.1073741824</text:p>
              </table:table-cell>
              <table:table-cell office:value-type="float" office:value="0.0563135147094727">
                <text:p>0.0563135147094727</text:p>
              </table:table-cell>
              <table:table-cell office:value-type="float" office:value="0.0282475249">
                <text:p>0.0282475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89054835329539">
                <text:p>0.989054835329539</text:p>
              </table:table-cell>
              <table:table-cell office:value-type="float" office:value="0.946354579813443">
                <text:p>0.946354579813443</text:p>
              </table:table-cell>
              <table:table-cell office:value-type="float" office:value="0.895338254258716">
                <text:p>0.895338254258716</text:p>
              </table:table-cell>
              <table:table-cell office:value-type="float" office:value="0.56880009227646">
                <text:p>0.56880009227646</text:p>
              </table:table-cell>
              <table:table-cell office:value-type="float" office:value="0.31381059609">
                <text:p>0.31381059609</text:p>
              </table:table-cell>
              <table:table-cell office:value-type="float" office:value="0.245080858888274">
                <text:p>0.245080858888274</text:p>
              </table:table-cell>
              <table:table-cell office:value-type="float" office:value="0.167343243689614">
                <text:p>0.167343243689614</text:p>
              </table:table-cell>
              <table:table-cell office:value-type="float" office:value="0.08589934592">
                <text:p>0.08589934592</text:p>
              </table:table-cell>
              <table:table-cell office:value-type="float" office:value="0.0422351360321045">
                <text:p>0.0422351360321045</text:p>
              </table:table-cell>
              <table:table-cell office:value-type="float" office:value="0.01977326743">
                <text:p>0.01977326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88065780494209">
                <text:p>0.988065780494209</text:p>
              </table:table-cell>
              <table:table-cell office:value-type="float" office:value="0.941622806914376">
                <text:p>0.941622806914376</text:p>
              </table:table-cell>
              <table:table-cell office:value-type="float" office:value="0.886384871716129">
                <text:p>0.886384871716129</text:p>
              </table:table-cell>
              <table:table-cell office:value-type="float" office:value="0.540360087662637">
                <text:p>0.540360087662637</text:p>
              </table:table-cell>
              <table:table-cell office:value-type="float" office:value="0.282429536481">
                <text:p>0.282429536481</text:p>
              </table:table-cell>
              <table:table-cell office:value-type="float" office:value="0.215671155821681">
                <text:p>0.215671155821681</text:p>
              </table:table-cell>
              <table:table-cell office:value-type="float" office:value="0.142241757136172">
                <text:p>0.142241757136172</text:p>
              </table:table-cell>
              <table:table-cell office:value-type="float" office:value="0.068719476736">
                <text:p>0.068719476736</text:p>
              </table:table-cell>
              <table:table-cell office:value-type="float" office:value="0.0316763520240784">
                <text:p>0.0316763520240784</text:p>
              </table:table-cell>
              <table:table-cell office:value-type="float" office:value="0.013841287201">
                <text:p>0.013841287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87077714713715">
                <text:p>0.987077714713715</text:p>
              </table:table-cell>
              <table:table-cell office:value-type="float" office:value="0.936914692879804">
                <text:p>0.936914692879804</text:p>
              </table:table-cell>
              <table:table-cell office:value-type="float" office:value="0.877521022998968">
                <text:p>0.877521022998968</text:p>
              </table:table-cell>
              <table:table-cell office:value-type="float" office:value="0.513342083279506">
                <text:p>0.513342083279506</text:p>
              </table:table-cell>
              <table:table-cell office:value-type="float" office:value="0.2541865828329">
                <text:p>0.2541865828329</text:p>
              </table:table-cell>
              <table:table-cell office:value-type="float" office:value="0.189790617123079">
                <text:p>0.189790617123079</text:p>
              </table:table-cell>
              <table:table-cell office:value-type="float" office:value="0.120905493565746">
                <text:p>0.120905493565746</text:p>
              </table:table-cell>
              <table:table-cell office:value-type="float" office:value="0.0549755813888">
                <text:p>0.0549755813888</text:p>
              </table:table-cell>
              <table:table-cell office:value-type="float" office:value="0.0237572640180588">
                <text:p>0.0237572640180588</text:p>
              </table:table-cell>
              <table:table-cell office:value-type="float" office:value="0.00968890104070001">
                <text:p>0.0096889010407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86090636999001">
                <text:p>0.986090636999001</text:p>
              </table:table-cell>
              <table:table-cell office:value-type="float" office:value="0.932230119415405">
                <text:p>0.932230119415405</text:p>
              </table:table-cell>
              <table:table-cell office:value-type="float" office:value="0.868745812768978">
                <text:p>0.868745812768978</text:p>
              </table:table-cell>
              <table:table-cell office:value-type="float" office:value="0.48767497911553">
                <text:p>0.48767497911553</text:p>
              </table:table-cell>
              <table:table-cell office:value-type="float" office:value="0.22876792454961">
                <text:p>0.22876792454961</text:p>
              </table:table-cell>
              <table:table-cell office:value-type="float" office:value="0.16701574306831">
                <text:p>0.16701574306831</text:p>
              </table:table-cell>
              <table:table-cell office:value-type="float" office:value="0.102769669530884">
                <text:p>0.102769669530884</text:p>
              </table:table-cell>
              <table:table-cell office:value-type="float" office:value="0.04398046511104">
                <text:p>0.04398046511104</text:p>
              </table:table-cell>
              <table:table-cell office:value-type="float" office:value="0.0178179480135441">
                <text:p>0.0178179480135441</text:p>
              </table:table-cell>
              <table:table-cell office:value-type="float" office:value="0.00678223072849001">
                <text:p>0.00678223072849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85104546362002">
                <text:p>0.985104546362002</text:p>
              </table:table-cell>
              <table:table-cell office:value-type="float" office:value="0.927568968818328">
                <text:p>0.927568968818328</text:p>
              </table:table-cell>
              <table:table-cell office:value-type="float" office:value="0.860058354641288">
                <text:p>0.860058354641288</text:p>
              </table:table-cell>
              <table:table-cell office:value-type="float" office:value="0.463291230159754">
                <text:p>0.463291230159754</text:p>
              </table:table-cell>
              <table:table-cell office:value-type="float" office:value="0.205891132094649">
                <text:p>0.205891132094649</text:p>
              </table:table-cell>
              <table:table-cell office:value-type="float" office:value="0.146973853900113">
                <text:p>0.146973853900113</text:p>
              </table:table-cell>
              <table:table-cell office:value-type="float" office:value="0.0873542191012516">
                <text:p>0.0873542191012516</text:p>
              </table:table-cell>
              <table:table-cell office:value-type="float" office:value="0.035184372088832">
                <text:p>0.035184372088832</text:p>
              </table:table-cell>
              <table:table-cell office:value-type="float" office:value="0.0133634610101581">
                <text:p>0.0133634610101581</text:p>
              </table:table-cell>
              <table:table-cell office:value-type="float" office:value="0.00474756150994301">
                <text:p>0.00474756150994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8411944181564">
                <text:p>0.98411944181564</text:p>
              </table:table-cell>
              <table:table-cell office:value-type="float" office:value="0.922931123974236">
                <text:p>0.922931123974236</text:p>
              </table:table-cell>
              <table:table-cell office:value-type="float" office:value="0.851457771094875">
                <text:p>0.851457771094875</text:p>
              </table:table-cell>
              <table:table-cell office:value-type="float" office:value="0.440126668651766">
                <text:p>0.440126668651766</text:p>
              </table:table-cell>
              <table:table-cell office:value-type="float" office:value="0.185302018885184">
                <text:p>0.185302018885184</text:p>
              </table:table-cell>
              <table:table-cell office:value-type="float" office:value="0.129336991432099">
                <text:p>0.129336991432099</text:p>
              </table:table-cell>
              <table:table-cell office:value-type="float" office:value="0.0742510862360639">
                <text:p>0.0742510862360639</text:p>
              </table:table-cell>
              <table:table-cell office:value-type="float" office:value="0.0281474976710656">
                <text:p>0.0281474976710656</text:p>
              </table:table-cell>
              <table:table-cell office:value-type="float" office:value="0.0100225957576185">
                <text:p>0.0100225957576185</text:p>
              </table:table-cell>
              <table:table-cell office:value-type="float" office:value="0.0033232930569601">
                <text:p>0.0033232930569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83135322373824">
                <text:p>0.983135322373824</text:p>
              </table:table-cell>
              <table:table-cell office:value-type="float" office:value="0.918316468354365">
                <text:p>0.918316468354365</text:p>
              </table:table-cell>
              <table:table-cell office:value-type="float" office:value="0.842943193383927">
                <text:p>0.842943193383927</text:p>
              </table:table-cell>
              <table:table-cell office:value-type="float" office:value="0.418120335219178">
                <text:p>0.418120335219178</text:p>
              </table:table-cell>
              <table:table-cell office:value-type="float" office:value="0.166771816996666">
                <text:p>0.166771816996666</text:p>
              </table:table-cell>
              <table:table-cell office:value-type="float" office:value="0.113816552460247">
                <text:p>0.113816552460247</text:p>
              </table:table-cell>
              <table:table-cell office:value-type="float" office:value="0.0631134233006543">
                <text:p>0.0631134233006543</text:p>
              </table:table-cell>
              <table:table-cell office:value-type="float" office:value="0.0225179981368525">
                <text:p>0.0225179981368525</text:p>
              </table:table-cell>
              <table:table-cell office:value-type="float" office:value="0.00751694681821391">
                <text:p>0.00751694681821391</text:p>
              </table:table-cell>
              <table:table-cell office:value-type="float" office:value="0.00232630513987207">
                <text:p>0.00232630513987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82152187051451">
                <text:p>0.982152187051451</text:p>
              </table:table-cell>
              <table:table-cell office:value-type="float" office:value="0.913724886012593">
                <text:p>0.913724886012593</text:p>
              </table:table-cell>
              <table:table-cell office:value-type="float" office:value="0.834513761450087">
                <text:p>0.834513761450087</text:p>
              </table:table-cell>
              <table:table-cell office:value-type="float" office:value="0.397214318458219">
                <text:p>0.397214318458219</text:p>
              </table:table-cell>
              <table:table-cell office:value-type="float" office:value="0.150094635296999">
                <text:p>0.150094635296999</text:p>
              </table:table-cell>
              <table:table-cell office:value-type="float" office:value="0.100158566165018">
                <text:p>0.100158566165018</text:p>
              </table:table-cell>
              <table:table-cell office:value-type="float" office:value="0.0536464098055562">
                <text:p>0.0536464098055562</text:p>
              </table:table-cell>
              <table:table-cell office:value-type="float" office:value="0.018014398509482">
                <text:p>0.018014398509482</text:p>
              </table:table-cell>
              <table:table-cell office:value-type="float" office:value="0.00563771011366043">
                <text:p>0.00563771011366043</text:p>
              </table:table-cell>
              <table:table-cell office:value-type="float" office:value="0.00162841359791045">
                <text:p>0.00162841359791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81170034864399">
                <text:p>0.981170034864399</text:p>
              </table:table-cell>
              <table:table-cell office:value-type="float" office:value="0.90915626158253">
                <text:p>0.90915626158253</text:p>
              </table:table-cell>
              <table:table-cell office:value-type="float" office:value="0.826168623835586">
                <text:p>0.826168623835586</text:p>
              </table:table-cell>
              <table:table-cell office:value-type="float" office:value="0.377353602535308">
                <text:p>0.377353602535308</text:p>
              </table:table-cell>
              <table:table-cell office:value-type="float" office:value="0.135085171767299">
                <text:p>0.135085171767299</text:p>
              </table:table-cell>
              <table:table-cell office:value-type="float" office:value="0.0881395382252154">
                <text:p>0.0881395382252154</text:p>
              </table:table-cell>
              <table:table-cell office:value-type="float" office:value="0.0455994483347227">
                <text:p>0.0455994483347227</text:p>
              </table:table-cell>
              <table:table-cell office:value-type="float" office:value="0.0144115188075856">
                <text:p>0.0144115188075856</text:p>
              </table:table-cell>
              <table:table-cell office:value-type="float" office:value="0.00422828258524532">
                <text:p>0.00422828258524532</text:p>
              </table:table-cell>
              <table:table-cell office:value-type="float" office:value="0.00113988951853732">
                <text:p>0.00113988951853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80188864829535">
                <text:p>0.980188864829535</text:p>
              </table:table-cell>
              <table:table-cell office:value-type="float" office:value="0.904610480274618">
                <text:p>0.904610480274618</text:p>
              </table:table-cell>
              <table:table-cell office:value-type="float" office:value="0.817906937597231">
                <text:p>0.817906937597231</text:p>
              </table:table-cell>
              <table:table-cell office:value-type="float" office:value="0.358485922408543">
                <text:p>0.358485922408543</text:p>
              </table:table-cell>
              <table:table-cell office:value-type="float" office:value="0.121576654590569">
                <text:p>0.121576654590569</text:p>
              </table:table-cell>
              <table:table-cell office:value-type="float" office:value="0.0775627936381896">
                <text:p>0.0775627936381896</text:p>
              </table:table-cell>
              <table:table-cell office:value-type="float" office:value="0.0387595310845143">
                <text:p>0.0387595310845143</text:p>
              </table:table-cell>
              <table:table-cell office:value-type="float" office:value="0.0115292150460685">
                <text:p>0.0115292150460685</text:p>
              </table:table-cell>
              <table:table-cell office:value-type="float" office:value="0.00317121193893399">
                <text:p>0.00317121193893399</text:p>
              </table:table-cell>
              <table:table-cell office:value-type="float" office:value="0.000797922662976121">
                <text:p>0.000797922662976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79208675964705">
                <text:p>0.979208675964705</text:p>
              </table:table-cell>
              <table:table-cell office:value-type="float" office:value="0.900087427873245">
                <text:p>0.900087427873245</text:p>
              </table:table-cell>
              <table:table-cell office:value-type="float" office:value="0.809727868221258">
                <text:p>0.809727868221258</text:p>
              </table:table-cell>
              <table:table-cell office:value-type="float" office:value="0.340561626288116">
                <text:p>0.340561626288116</text:p>
              </table:table-cell>
              <table:table-cell office:value-type="float" office:value="0.109418989131512">
                <text:p>0.109418989131512</text:p>
              </table:table-cell>
              <table:table-cell office:value-type="float" office:value="0.0682552584016068">
                <text:p>0.0682552584016068</text:p>
              </table:table-cell>
              <table:table-cell office:value-type="float" office:value="0.0329456014218372">
                <text:p>0.0329456014218372</text:p>
              </table:table-cell>
              <table:table-cell office:value-type="float" office:value="0.00922337203685479">
                <text:p>0.00922337203685479</text:p>
              </table:table-cell>
              <table:table-cell office:value-type="float" office:value="0.00237840895420049">
                <text:p>0.00237840895420049</text:p>
              </table:table-cell>
              <table:table-cell office:value-type="float" office:value="0.000558545864083285">
                <text:p>0.000558545864083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78229467288741">
                <text:p>0.978229467288741</text:p>
              </table:table-cell>
              <table:table-cell office:value-type="float" office:value="0.895586990733878">
                <text:p>0.895586990733878</text:p>
              </table:table-cell>
              <table:table-cell office:value-type="float" office:value="0.801630589539046">
                <text:p>0.801630589539046</text:p>
              </table:table-cell>
              <table:table-cell office:value-type="float" office:value="0.32353354497371">
                <text:p>0.32353354497371</text:p>
              </table:table-cell>
              <table:table-cell office:value-type="float" office:value="0.0984770902183612">
                <text:p>0.0984770902183612</text:p>
              </table:table-cell>
              <table:table-cell office:value-type="float" office:value="0.060064627393414">
                <text:p>0.060064627393414</text:p>
              </table:table-cell>
              <table:table-cell office:value-type="float" office:value="0.0280037612085616">
                <text:p>0.0280037612085616</text:p>
              </table:table-cell>
              <table:table-cell office:value-type="float" office:value="0.00737869762948383">
                <text:p>0.00737869762948383</text:p>
              </table:table-cell>
              <table:table-cell office:value-type="float" office:value="0.00178380671565037">
                <text:p>0.00178380671565037</text:p>
              </table:table-cell>
              <table:table-cell office:value-type="float" office:value="0.0003909821048583">
                <text:p>0.0003909821048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77251237821452">
                <text:p>0.977251237821452</text:p>
              </table:table-cell>
              <table:table-cell office:value-type="float" office:value="0.891109055780209">
                <text:p>0.891109055780209</text:p>
              </table:table-cell>
              <table:table-cell office:value-type="float" office:value="0.793614283643655">
                <text:p>0.793614283643655</text:p>
              </table:table-cell>
              <table:table-cell office:value-type="float" office:value="0.307356867725024">
                <text:p>0.307356867725024</text:p>
              </table:table-cell>
              <table:table-cell office:value-type="float" office:value="0.0886293811965251">
                <text:p>0.0886293811965251</text:p>
              </table:table-cell>
              <table:table-cell office:value-type="float" office:value="0.0528568721062043">
                <text:p>0.0528568721062043</text:p>
              </table:table-cell>
              <table:table-cell office:value-type="float" office:value="0.0238031970272774">
                <text:p>0.0238031970272774</text:p>
              </table:table-cell>
              <table:table-cell office:value-type="float" office:value="0.00590295810358706">
                <text:p>0.00590295810358706</text:p>
              </table:table-cell>
              <table:table-cell office:value-type="float" office:value="0.00133785503673778">
                <text:p>0.00133785503673778</text:p>
              </table:table-cell>
              <table:table-cell office:value-type="float" office:value="0.00027368747340081">
                <text:p>0.00027368747340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7627398658363">
                <text:p>0.97627398658363</text:p>
              </table:table-cell>
              <table:table-cell office:value-type="float" office:value="0.886653510501308">
                <text:p>0.886653510501308</text:p>
              </table:table-cell>
              <table:table-cell office:value-type="float" office:value="0.785678140807219">
                <text:p>0.785678140807219</text:p>
              </table:table-cell>
              <table:table-cell office:value-type="float" office:value="0.291989024338773">
                <text:p>0.291989024338773</text:p>
              </table:table-cell>
              <table:table-cell office:value-type="float" office:value="0.0797664430768726">
                <text:p>0.0797664430768726</text:p>
              </table:table-cell>
              <table:table-cell office:value-type="float" office:value="0.0465140474534598">
                <text:p>0.0465140474534598</text:p>
              </table:table-cell>
              <table:table-cell office:value-type="float" office:value="0.0202327174731858">
                <text:p>0.0202327174731858</text:p>
              </table:table-cell>
              <table:table-cell office:value-type="float" office:value="0.00472236648286965">
                <text:p>0.00472236648286965</text:p>
              </table:table-cell>
              <table:table-cell office:value-type="float" office:value="0.00100339127755333">
                <text:p>0.00100339127755333</text:p>
              </table:table-cell>
              <table:table-cell office:value-type="float" office:value="0.000191581231380567">
                <text:p>0.000191581231380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75297712597047">
                <text:p>0.975297712597047</text:p>
              </table:table-cell>
              <table:table-cell office:value-type="float" office:value="0.882220242948801">
                <text:p>0.882220242948801</text:p>
              </table:table-cell>
              <table:table-cell office:value-type="float" office:value="0.777821359399147">
                <text:p>0.777821359399147</text:p>
              </table:table-cell>
              <table:table-cell office:value-type="float" office:value="0.277389573121835">
                <text:p>0.277389573121835</text:p>
              </table:table-cell>
              <table:table-cell office:value-type="float" office:value="0.0717897987691853">
                <text:p>0.0717897987691853</text:p>
              </table:table-cell>
              <table:table-cell office:value-type="float" office:value="0.0409323617590446">
                <text:p>0.0409323617590446</text:p>
              </table:table-cell>
              <table:table-cell office:value-type="float" office:value="0.0171978098522079">
                <text:p>0.0171978098522079</text:p>
              </table:table-cell>
              <table:table-cell office:value-type="float" office:value="0.00377789318629572">
                <text:p>0.00377789318629572</text:p>
              </table:table-cell>
              <table:table-cell office:value-type="float" office:value="0.000752543458165">
                <text:p>0.000752543458165</text:p>
              </table:table-cell>
              <table:table-cell office:value-type="float" office:value="0.000134106861966397">
                <text:p>0.000134106861966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7432241488445">
                <text:p>0.97432241488445</text:p>
              </table:table-cell>
              <table:table-cell office:value-type="float" office:value="0.877809141734057">
                <text:p>0.877809141734057</text:p>
              </table:table-cell>
              <table:table-cell office:value-type="float" office:value="0.770043145805155">
                <text:p>0.770043145805155</text:p>
              </table:table-cell>
              <table:table-cell office:value-type="float" office:value="0.263520094465743">
                <text:p>0.263520094465743</text:p>
              </table:table-cell>
              <table:table-cell office:value-type="float" office:value="0.0646108188922668">
                <text:p>0.0646108188922668</text:p>
              </table:table-cell>
              <table:table-cell office:value-type="float" office:value="0.0360204783479593">
                <text:p>0.0360204783479593</text:p>
              </table:table-cell>
              <table:table-cell office:value-type="float" office:value="0.0146181383743767">
                <text:p>0.0146181383743767</text:p>
              </table:table-cell>
              <table:table-cell office:value-type="float" office:value="0.00302231454903658">
                <text:p>0.00302231454903658</text:p>
              </table:table-cell>
              <table:table-cell office:value-type="float" office:value="0.00056440759362375">
                <text:p>0.00056440759362375</text:p>
              </table:table-cell>
              <table:table-cell office:value-type="float" office:value="0.0000938748033764778">
                <text:p>0.0000938748033764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73348092469565">
                <text:p>0.973348092469565</text:p>
              </table:table-cell>
              <table:table-cell office:value-type="float" office:value="0.873420096025387">
                <text:p>0.873420096025387</text:p>
              </table:table-cell>
              <table:table-cell office:value-type="float" office:value="0.762342714347104">
                <text:p>0.762342714347104</text:p>
              </table:table-cell>
              <table:table-cell office:value-type="float" office:value="0.250344089742456">
                <text:p>0.250344089742456</text:p>
              </table:table-cell>
              <table:table-cell office:value-type="float" office:value="0.0581497370030401">
                <text:p>0.0581497370030401</text:p>
              </table:table-cell>
              <table:table-cell office:value-type="float" office:value="0.0316980209462042">
                <text:p>0.0316980209462042</text:p>
              </table:table-cell>
              <table:table-cell office:value-type="float" office:value="0.0124254176182202">
                <text:p>0.0124254176182202</text:p>
              </table:table-cell>
              <table:table-cell office:value-type="float" office:value="0.00241785163922926">
                <text:p>0.00241785163922926</text:p>
              </table:table-cell>
              <table:table-cell office:value-type="float" office:value="0.000423305695217813">
                <text:p>0.000423305695217813</text:p>
              </table:table-cell>
              <table:table-cell office:value-type="float" office:value="0.0000657123623635345">
                <text:p>0.0000657123623635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72374744377096">
                <text:p>0.972374744377096</text:p>
              </table:table-cell>
              <table:table-cell office:value-type="float" office:value="0.86905299554526">
                <text:p>0.86905299554526</text:p>
              </table:table-cell>
              <table:table-cell office:value-type="float" office:value="0.754719287203632">
                <text:p>0.754719287203632</text:p>
              </table:table-cell>
              <table:table-cell office:value-type="float" office:value="0.237826885255333">
                <text:p>0.237826885255333</text:p>
              </table:table-cell>
              <table:table-cell office:value-type="float" office:value="0.0523347633027361">
                <text:p>0.0523347633027361</text:p>
              </table:table-cell>
              <table:table-cell office:value-type="float" office:value="0.0278942584326597">
                <text:p>0.0278942584326597</text:p>
              </table:table-cell>
              <table:table-cell office:value-type="float" office:value="0.0105616049754872">
                <text:p>0.0105616049754872</text:p>
              </table:table-cell>
              <table:table-cell office:value-type="float" office:value="0.00193428131138341">
                <text:p>0.00193428131138341</text:p>
              </table:table-cell>
              <table:table-cell office:value-type="float" office:value="0.000317479271413359">
                <text:p>0.000317479271413359</text:p>
              </table:table-cell>
              <table:table-cell office:value-type="float" office:value="0.0000459986536544741">
                <text:p>0.0000459986536544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71402369632719">
                <text:p>0.971402369632719</text:p>
              </table:table-cell>
              <table:table-cell office:value-type="float" office:value="0.864707730567534">
                <text:p>0.864707730567534</text:p>
              </table:table-cell>
              <table:table-cell office:value-type="float" office:value="0.747172094331596">
                <text:p>0.747172094331596</text:p>
              </table:table-cell>
              <table:table-cell office:value-type="float" office:value="0.225935540992566">
                <text:p>0.225935540992566</text:p>
              </table:table-cell>
              <table:table-cell office:value-type="float" office:value="0.0471012869724625">
                <text:p>0.0471012869724625</text:p>
              </table:table-cell>
              <table:table-cell office:value-type="float" office:value="0.0245469474207405">
                <text:p>0.0245469474207405</text:p>
              </table:table-cell>
              <table:table-cell office:value-type="float" office:value="0.00897736422916409">
                <text:p>0.00897736422916409</text:p>
              </table:table-cell>
              <table:table-cell office:value-type="float" office:value="0.00154742504910673">
                <text:p>0.00154742504910673</text:p>
              </table:table-cell>
              <table:table-cell office:value-type="float" office:value="0.00023810945356002">
                <text:p>0.00023810945356002</text:p>
              </table:table-cell>
              <table:table-cell office:value-type="float" office:value="0.0000321990575581319">
                <text:p>0.0000321990575581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70430967263086">
                <text:p>0.970430967263086</text:p>
              </table:table-cell>
              <table:table-cell office:value-type="float" office:value="0.860384191914696">
                <text:p>0.860384191914696</text:p>
              </table:table-cell>
              <table:table-cell office:value-type="float" office:value="0.73970037338828">
                <text:p>0.73970037338828</text:p>
              </table:table-cell>
              <table:table-cell office:value-type="float" office:value="0.214638763942938">
                <text:p>0.214638763942938</text:p>
              </table:table-cell>
              <table:table-cell office:value-type="float" office:value="0.0423911582752162">
                <text:p>0.0423911582752162</text:p>
              </table:table-cell>
              <table:table-cell office:value-type="float" office:value="0.0216013137302517">
                <text:p>0.0216013137302517</text:p>
              </table:table-cell>
              <table:table-cell office:value-type="float" office:value="0.00763075959478948">
                <text:p>0.00763075959478948</text:p>
              </table:table-cell>
              <table:table-cell office:value-type="float" office:value="0.00123794003928538">
                <text:p>0.00123794003928538</text:p>
              </table:table-cell>
              <table:table-cell office:value-type="float" office:value="0.000178582090170015">
                <text:p>0.000178582090170015</text:p>
              </table:table-cell>
              <table:table-cell office:value-type="float" office:value="0.0000225393402906923">
                <text:p>0.0000225393402906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69460536295823">
                <text:p>0.969460536295823</text:p>
              </table:table-cell>
              <table:table-cell office:value-type="float" office:value="0.856082270955123">
                <text:p>0.856082270955123</text:p>
              </table:table-cell>
              <table:table-cell office:value-type="float" office:value="0.732303369654397">
                <text:p>0.732303369654397</text:p>
              </table:table-cell>
              <table:table-cell office:value-type="float" office:value="0.203906825745791">
                <text:p>0.203906825745791</text:p>
              </table:table-cell>
              <table:table-cell office:value-type="float" office:value="0.0381520424476946">
                <text:p>0.0381520424476946</text:p>
              </table:table-cell>
              <table:table-cell office:value-type="float" office:value="0.0190091560826215">
                <text:p>0.0190091560826215</text:p>
              </table:table-cell>
              <table:table-cell office:value-type="float" office:value="0.00648614565557106">
                <text:p>0.00648614565557106</text:p>
              </table:table-cell>
              <table:table-cell office:value-type="float" office:value="0.000990352031428306">
                <text:p>0.000990352031428306</text:p>
              </table:table-cell>
              <table:table-cell office:value-type="float" office:value="0.000133936567627511">
                <text:p>0.000133936567627511</text:p>
              </table:table-cell>
              <table:table-cell office:value-type="float" office:value="0.0000157775382034846">
                <text:p>0.0000157775382034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